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language="en" fo:country="US"/>
    </style:style>
    <style:style style:name="P7" style:family="paragraph" style:parent-style-name="Text_20_body">
      <style:paragraph-properties fo:line-height="120%"/>
      <style:text-properties fo:language="en" fo:country="US"/>
    </style:style>
    <style:style style:name="P8" style:family="paragraph" style:parent-style-name="Text_20_body">
      <style:paragraph-properties fo:text-align="center" style:justify-single-word="false"/>
    </style:style>
    <style:style style:name="P9" style:family="paragraph" style:parent-style-name="Text_20_body">
      <style:paragraph-properties fo:line-height="120%"/>
    </style:style>
    <style:style style:name="P10" style:family="paragraph" style:parent-style-name="Text_20_body">
      <style:paragraph-properties fo:text-align="start" style:justify-single-word="false"/>
    </style:style>
    <style:style style:name="P11" style:family="paragraph" style:parent-style-name="Text_20_body">
      <style:text-properties fo:font-size="12pt" fo:language="ru" fo:country="RU" fo:font-weight="normal" style:font-name-asian="Times New Roman1" style:font-size-asian="12pt" style:font-weight-asian="normal" style:font-name-complex="Times New Roman1" style:font-weight-complex="normal"/>
    </style:style>
    <style:style style:name="P12" style:family="paragraph" style:parent-style-name="Text_20_body">
      <style:paragraph-properties fo:margin-top="0cm" fo:margin-bottom="0.199cm" fo:line-height="150%"/>
      <style:text-properties fo:font-size="12pt" fo:language="en" fo:country="US" style:font-size-asian="12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text-properties fo:language="en" fo:country="US"/>
    </style:style>
    <style:style style:name="P18" style:family="paragraph" style:parent-style-name="Text_20_body" style:list-style-name="L1">
      <style:paragraph-properties fo:margin-left="-0.018cm" fo:margin-right="0.009cm" fo:text-indent="0cm" style:auto-text-indent="false"/>
    </style:style>
    <style:style style:name="T1" style:family="text">
      <style:text-properties style:font-name-asian="Times New Roman" style:font-name-complex="Times New Roman" style:language-complex="ar" style:country-complex="SA"/>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background-color="transparent"/>
    </style:style>
    <style:style style:name="T5" style:family="text">
      <style:text-properties style:language-complex="ar" style:country-complex="SA"/>
    </style:style>
    <style:style style:name="T6" style:family="text">
      <style:text-properties style:font-name="Tahoma" fo:language="en" fo:country="US" style:font-name-complex="Tahoma"/>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middle" style:vertical-rel="baseline" draw:ole-draw-aspect="1"/>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1"><draw:frame draw:style-name="fr1" draw:name="Графический объект1" text:anchor-type="as-char" svg:width="1.011cm" svg:height="0.9cm" draw:z-index="1"><draw:image xlink:href="../../odt_eng/images/0662.png" xlink:type="simple" xlink:show="embed" xlink:actuate="onLoad"/></draw:frame></text:span></text:span></text:p>
          </table:table-cell>
          <table:table-cell table:style-name="Table1.B1" office:value-type="string">
            <text:h text:style-name="Heading_20_1" text:outline-level="1">Asynchronous motor</text:h>
          </table:table-cell>
        </table:table-row>
        <table:table-row>
          <table:table-cell table:style-name="Table1.A2" office:value-type="string">
            <text:p text:style-name="P2">in palette</text:p>
          </table:table-cell>
          <table:table-cell table:style-name="Table1.B1" office:value-type="string">
            <text:p text:style-name="P4"/>
          </table:table-cell>
        </table:table-row>
        <table:table-row table:style-name="Table1.3">
          <table:table-cell table:style-name="Table1.A1" office:value-type="string">
            <text:p text:style-name="P3"><text:span text:style-name="Основной_20_шрифт_20_абзаца"><text:span text:style-name="T1"><draw:frame draw:style-name="fr2" draw:name="Графический объект2" text:anchor-type="as-char" svg:width="2.379cm" svg:height="1.379cm" draw:z-index="2"><draw:image xlink:href="../../odt_eng/images/0662_in_scheme.png" xlink:type="simple" xlink:show="embed" xlink:actuate="onLoad"/></draw:frame></text:span></text:span></text:p>
          </table:table-cell>
          <table:table-cell table:style-name="Table1.A1" office:value-type="string">
            <text:p text:style-name="P4"/>
          </table:table-cell>
        </table:table-row>
        <table:table-row table:style-name="Table1.3">
          <table:table-cell table:style-name="Table1.A4" office:value-type="string">
            <text:p text:style-name="P2">in diagram</text:p>
          </table:table-cell>
          <table:table-cell table:style-name="Table1.B4" office:value-type="string">
            <text:p text:style-name="P4"/>
          </table:table-cell>
        </table:table-row>
        <table:table-row table:style-name="Table1.3">
          <table:table-cell table:style-name="Table1.A2" table:number-columns-spanned="2" office:value-type="string">
            <text:p text:style-name="P5">The unit implements the mathematical representation of asynchronous motor (AM).</text:p>
            <text:p text:style-name="P5">Both three-phase and two-phase asynchronous electric motors are applicable in automatic control systems. Three-phase AM are motors designed for industrial application, while two-phase AM are special motors commonly referred to as asynchronous servomotors (ASM).</text:p>
            <text:p text:style-name="Text_20_body"><text:span text:style-name="Основной_20_шрифт_20_абзаца"><text:span text:style-name="T3">Design diagram and differential equations</text:span></text:span></text:p>
            <text:p text:style-name="Text_20_body"><text:span text:style-name="Основной_20_шрифт_20_абзаца"><text:span text:style-name="T2">Both two-phase and three-phase AM are commonly described via a system of differential equations in a fixed system of coordinates</text:span></text:span><text:span text:style-name="Основной_20_шрифт_20_абзаца"><text:span text:style-name="T2"><draw:frame draw:style-name="fr3" draw:name="Объект26" text:anchor-type="as-char" svg:width="1.334cm" svg:height="0.621cm" draw:z-index="3"><draw:object xlink:href="./Object 1" xlink:type="simple" xlink:show="embed" xlink:actuate="onLoad"/><draw:image xlink:href="./ObjectReplacements/Object 1" xlink:type="simple" xlink:show="embed" xlink:actuate="onLoad"/><svg:desc>formula</svg:desc></draw:frame></text:span></text:span><text:span text:style-name="Основной_20_шрифт_20_абзаца"><text:span text:style-name="T2">. Meanwhile three-phase motors are reduced to two-phase ones. AM design diagram is shown in Figures 1 and 2:</text:span></text:span></text:p>
            <text:p text:style-name="P8"><text:span text:style-name="Основной_20_шрифт_20_абзаца"><text:span text:style-name="T5"><draw:frame draw:style-name="fr2" draw:name="Графический объект3" text:anchor-type="as-char" svg:width="13.229cm" svg:height="11.139cm" draw:z-index="4"><draw:image xlink:href="../../odt_eng/images/0662-ris-1.png" xlink:type="simple" xlink:show="embed" xlink:actuate="onLoad"/></draw:frame></text:span></text:span></text:p>
            <text:p text:style-name="P6">Figure 1</text:p>
            <text:p text:style-name="P6"/>
            <text:p text:style-name="P8"><text:soft-page-break/><text:span text:style-name="Основной_20_шрифт_20_абзаца"><text:span text:style-name="T5"><draw:frame draw:style-name="fr2" draw:name="Графический объект4" text:anchor-type="as-char" svg:width="16.457cm" svg:height="5.662cm" draw:z-index="5"><draw:image xlink:href="../../odt_eng/images/0662-ris-2.PNG" xlink:type="simple" xlink:show="embed" xlink:actuate="onLoad"/></draw:frame></text:span></text:span></text:p>
            <text:p text:style-name="P6">Figure 2</text:p>
            <text:p text:style-name="P5">System of AM differential equations for a fixed system of coordinates connected to the stator and for a rotating system of coordinates connected to the rotor appears as follows:</text:p>
            <text:p text:style-name="Text_20_body"><text:span text:style-name="Основной_20_шрифт_20_абзаца"><text:span text:style-name="T2"><draw:frame draw:style-name="fr3" draw:name="Объект6" text:anchor-type="as-char" svg:width="7.791cm" svg:height="5.554cm" draw:z-index="6"><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2">(1)</text:span></text:span></text:p>
            <text:p text:style-name="Text_20_body"><text:span text:style-name="Основной_20_шрифт_20_абзаца"><text:span text:style-name="T2">where</text:span></text:span><text:span text:style-name="Основной_20_шрифт_20_абзаца"><text:span text:style-name="T2"><draw:frame draw:style-name="fr3" draw:name="Объект7" text:anchor-type="as-char" svg:width="1.48cm" svg:height="0.621cm" draw:z-index="7"><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2">are for active resistors of rotor and stator windings;</text:span></text:span></text:p>
            <text:p text:style-name="Text_20_body"><text:span text:style-name="Основной_20_шрифт_20_абзаца"><text:span text:style-name="T2"><draw:frame draw:style-name="fr3" draw:name="Объект27" text:anchor-type="as-char" svg:width="7.228cm" svg:height="0.631cm" draw:z-index="8"><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2">are for stator and rotor flux-linkages along axes</text:span></text:span><text:span text:style-name="Основной_20_шрифт_20_абзаца"><text:span text:style-name="T2"><draw:frame draw:style-name="fr3" draw:name="Объект28" text:anchor-type="as-char" svg:width="0.527cm" svg:height="0.28cm" draw:z-index="9"><draw:object xlink:href="./Object 5" xlink:type="simple" xlink:show="embed" xlink:actuate="onLoad"/><draw:image xlink:href="./ObjectReplacements/Object 5" xlink:type="simple" xlink:show="embed" xlink:actuate="onLoad"/><svg:desc>formula</svg:desc></draw:frame></text:span></text:span><text:span text:style-name="Основной_20_шрифт_20_абзаца"><text:span text:style-name="T2">and, </text:span></text:span><text:span text:style-name="Основной_20_шрифт_20_абзаца"><text:span text:style-name="T2"><draw:frame draw:style-name="fr3" draw:name="Объект29" text:anchor-type="as-char" svg:width="0.471cm" svg:height="0.489cm" draw:z-index="10"><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correspondingly.</text:span></text:span></text:p>
            <text:p text:style-name="P5">Rotational EMF to be inputted in the equation of rotor windings, will be determined as</text:p>
            <text:p text:style-name="Text_20_body"><text:span text:style-name="Основной_20_шрифт_20_абзаца"><text:span text:style-name="T2"><draw:frame draw:style-name="fr3" draw:name="Объект30" text:anchor-type="as-char" svg:width="6.546cm" svg:height="1.415cm" draw:z-index="11"><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2)</text:span></text:span></text:p>
            <text:p text:style-name="Text_20_body"><text:span text:style-name="Основной_20_шрифт_20_абзаца"><text:span text:style-name="T2">where</text:span></text:span><text:span text:style-name="Основной_20_шрифт_20_абзаца"><text:span text:style-name="T2"><draw:frame draw:style-name="fr3" draw:name="Объект31" text:anchor-type="as-char" svg:width="0.741cm" svg:height="0.549cm" draw:z-index="12"><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is for rotor speed,</text:span></text:span><text:span text:style-name="Основной_20_шрифт_20_абзаца"><text:span text:style-name="T2"><draw:frame draw:style-name="fr3" draw:name="Объект32" text:anchor-type="as-char" svg:width="0.697cm" svg:height="0.621cm" draw:z-index="13"><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is for number of pairs of poles,</text:span></text:span><text:span text:style-name="Основной_20_шрифт_20_абзаца"><text:span text:style-name="T2"><draw:frame draw:style-name="fr3" draw:name="Объект33" text:anchor-type="as-char" svg:width="0.699cm" svg:height="0.432cm" draw:z-index="14"><draw:object xlink:href="./Object 10" xlink:type="simple" xlink:show="embed" xlink:actuate="onLoad"/><draw:image xlink:href="./ObjectReplacements/Object 10" xlink:type="simple" xlink:show="embed" xlink:actuate="onLoad"/><svg:desc>formula</svg:desc></draw:frame></text:span></text:span><text:span text:style-name="Основной_20_шрифт_20_абзаца"><text:span text:style-name="T2">is for electromagnetic field rotation speed (power voltage frequency),</text:span></text:span><text:span text:style-name="Основной_20_шрифт_20_абзаца"><text:span text:style-name="T2"><draw:frame draw:style-name="fr3" draw:name="Объект34" text:anchor-type="as-char" svg:width="1.752cm" svg:height="1.124cm" draw:z-index="15"><draw:object xlink:href="./Object 11" xlink:type="simple" xlink:show="embed" xlink:actuate="onLoad"/><draw:image xlink:href="./ObjectReplacements/Object 11" xlink:type="simple" xlink:show="embed" xlink:actuate="onLoad"/><svg:desc>formula</svg:desc></draw:frame></text:span></text:span><text:span text:style-name="Основной_20_шрифт_20_абзаца"><text:span text:style-name="T2">.</text:span></text:span></text:p>
            <text:p text:style-name="P5">Flux-linkages of motor windings are equal to:</text:p>
            <text:p text:style-name="Text_20_body"><text:span text:style-name="Основной_20_шрифт_20_абзаца"><text:span text:style-name="T2"><draw:frame draw:style-name="fr3" draw:name="Объект8" text:anchor-type="as-char" svg:width="6.489cm" svg:height="2.829cm" draw:z-index="16"><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3)</text:span></text:span></text:p>
            <text:p text:style-name="Text_20_body"><text:span text:style-name="Основной_20_шрифт_20_абзаца"><text:span text:style-name="T2">where</text:span></text:span><text:span text:style-name="Основной_20_шрифт_20_абзаца"><text:span text:style-name="T2"><draw:frame draw:style-name="fr3" draw:name="Объект9" text:anchor-type="as-char" svg:width="1.647cm" svg:height="0.621cm" draw:z-index="17"><draw:object xlink:href="./Object 13" xlink:type="simple" xlink:show="embed" xlink:actuate="onLoad"/><draw:image xlink:href="./ObjectReplacements/Object 13" xlink:type="simple" xlink:show="embed" xlink:actuate="onLoad"/><svg:desc>formula</svg:desc></draw:frame></text:span></text:span><text:span text:style-name="Основной_20_шрифт_20_абзаца"><text:span text:style-name="T2">are for coefficients of self-induction of stator and rotor windings,</text:span></text:span><draw:frame draw:style-name="fr4" draw:name="14" text:anchor-type="as-char" svg:width="0.67cm" style:rel-width="scale" svg:height="0.533cm" style:rel-height="scale" draw:z-index="0"><draw:object xlink:href="./Object 14" xlink:type="simple" xlink:show="embed" xlink:actuate="onLoad"/><draw:image xlink:href="./ObjectReplacements/Object 14" xlink:type="simple" xlink:show="embed" xlink:actuate="onLoad"/></draw:frame><text:span text:style-name="Основной_20_шрифт_20_абзаца"><text:span text:style-name="T2">is for coefficient of mutual induction between stator and rotor circuits in case their axes are aligned.</text:span></text:span></text:p>
            <text:p text:style-name="P5">When solving the system of linear equations (3), we obtain:</text:p>
            <text:p text:style-name="Text_20_body"><text:soft-page-break/><text:span text:style-name="Основной_20_шрифт_20_абзаца"><text:span text:style-name="T2"><draw:frame draw:style-name="fr3" draw:name="Объект11" text:anchor-type="as-char" svg:width="7.835cm" svg:height="6.186cm" draw:z-index="18"><draw:object xlink:href="./Object 15" xlink:type="simple" xlink:show="embed" xlink:actuate="onLoad"/><draw:image xlink:href="./ObjectReplacements/Object 15" xlink:type="simple" xlink:show="embed" xlink:actuate="onLoad"/><svg:desc>formula</svg:desc></draw:frame></text:span></text:span><text:span text:style-name="Основной_20_шрифт_20_абзаца"><text:span text:style-name="T2">(4)</text:span></text:span></text:p>
            <text:p text:style-name="P5">Moment balance equation:</text:p>
            <text:p text:style-name="Text_20_body"><text:span text:style-name="Основной_20_шрифт_20_абзаца"><text:span text:style-name="T2"><draw:frame draw:style-name="fr3" draw:name="Объект12" text:anchor-type="as-char" svg:width="6.001cm" svg:height="1.168cm" draw:z-index="19"><draw:object xlink:href="./Object 16" xlink:type="simple" xlink:show="embed" xlink:actuate="onLoad"/><draw:image xlink:href="./ObjectReplacements/Object 16" xlink:type="simple" xlink:show="embed" xlink:actuate="onLoad"/><svg:desc>formula</svg:desc></draw:frame></text:span></text:span><text:span text:style-name="Основной_20_шрифт_20_абзаца"><text:span text:style-name="T2">(5)</text:span></text:span></text:p>
            <text:p text:style-name="Text_20_body"><text:span text:style-name="Основной_20_шрифт_20_абзаца"><text:span text:style-name="T2"><draw:frame draw:style-name="fr3" draw:name="Объект13" text:anchor-type="as-char" svg:width="8.024cm" svg:height="1.312cm" draw:z-index="20"><draw:object xlink:href="./Object 17" xlink:type="simple" xlink:show="embed" xlink:actuate="onLoad"/><draw:image xlink:href="./ObjectReplacements/Object 17" xlink:type="simple" xlink:show="embed" xlink:actuate="onLoad"/><svg:desc>formula</svg:desc></draw:frame></text:span></text:span><text:span text:style-name="Основной_20_шрифт_20_абзаца"><text:span text:style-name="T2">(6)</text:span></text:span></text:p>
            <text:p text:style-name="Text_20_body"><text:span text:style-name="Основной_20_шрифт_20_абзаца"><text:span text:style-name="T2">s is for slip coefficient </text:span></text:span><text:span text:style-name="Основной_20_шрифт_20_абзаца"><text:span text:style-name="T2">for </text:span></text:span><text:span text:style-name="Основной_20_шрифт_20_абзаца"><text:span text:style-name="T2">rotor speed vector</text:span></text:span><text:span text:style-name="Основной_20_шрифт_20_абзаца"><text:span text:style-name="T2"> </text:span></text:span><text:span text:style-name="Основной_20_шрифт_20_абзаца"><text:span text:style-name="T2">relative</text:span></text:span><text:span text:style-name="Основной_20_шрифт_20_абзаца"><text:span text:style-name="T2"> to vector of rotating magnetic field.</text:span></text:span></text:p>
            <text:p text:style-name="P5">When being recorded via flux-linkages and currents, electromagnetic torque for two-phase AM is equal to:</text:p>
            <text:p text:style-name="Text_20_body"><text:span text:style-name="Основной_20_шрифт_20_абзаца"><text:span text:style-name="T2"><draw:frame draw:style-name="fr3" draw:name="Объект14" text:anchor-type="as-char" svg:width="8.742cm" svg:height="0.697cm" draw:z-index="21"><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7)</text:span></text:span></text:p>
            <text:p text:style-name="P5">Electromagnetic torque for three-phase AM is equal to</text:p>
            <text:p text:style-name="Text_20_body"><text:span text:style-name="Основной_20_шрифт_20_абзаца"><text:span text:style-name="T2"><draw:frame draw:style-name="fr3" draw:name="Объект15" text:anchor-type="as-char" svg:width="9.262cm" svg:height="1.168cm" draw:z-index="22"><draw:object xlink:href="./Object 19" xlink:type="simple" xlink:show="embed" xlink:actuate="onLoad"/><draw:image xlink:href="./ObjectReplacements/Object 19" xlink:type="simple" xlink:show="embed" xlink:actuate="onLoad"/><svg:desc>formula</svg:desc></draw:frame></text:span></text:span><text:span text:style-name="Основной_20_шрифт_20_абзаца"><text:span text:style-name="T2">(8)</text:span></text:span></text:p>
            <text:p text:style-name="Text_20_body"><text:span text:style-name="Основной_20_шрифт_20_абзаца"><text:span text:style-name="T3">State equation of asynchronous motor</text:span></text:span></text:p>
            <text:p text:style-name="P9"><text:span text:style-name="Основной_20_шрифт_20_абзаца"><text:span text:style-name="T2">Resultant magnetic flux generated by any winding of a generalized motor is commonly subdivided into main magnetic flux and leakage flux, e. g., a flux generated by the stator winding is equal to </text:span></text:span><text:span text:style-name="Основной_20_шрифт_20_абзаца"><text:span text:style-name="T2"><draw:frame draw:style-name="fr3" draw:name="Объект19" text:anchor-type="as-char" svg:width="4.075cm" svg:height="0.621cm" draw:z-index="23"><draw:object xlink:href="./Object 20" xlink:type="simple" xlink:show="embed" xlink:actuate="onLoad"/><draw:image xlink:href="./ObjectReplacements/Object 20" xlink:type="simple" xlink:show="embed" xlink:actuate="onLoad"/><svg:desc>formula</svg:desc></draw:frame></text:span></text:span><text:span text:style-name="Основной_20_шрифт_20_абзаца"><text:span text:style-name="T2">, where</text:span></text:span><text:span text:style-name="Основной_20_шрифт_20_абзаца"><text:span text:style-name="T2"><draw:frame draw:style-name="fr3" draw:name="Объект20" text:anchor-type="as-char" svg:width="0.915cm" svg:height="0.621cm" draw:z-index="24"><draw:object xlink:href="./Object 21" xlink:type="simple" xlink:show="embed" xlink:actuate="onLoad"/><draw:image xlink:href="./ObjectReplacements/Object 21" xlink:type="simple" xlink:show="embed" xlink:actuate="onLoad"/><svg:desc>formula</svg:desc></draw:frame></text:span></text:span><text:span text:style-name="Основной_20_шрифт_20_абзаца"><text:span text:style-name="T2">is for main magnetic flux, </text:span></text:span><text:span text:style-name="Основной_20_шрифт_20_абзаца"><text:span text:style-name="T2"><draw:frame draw:style-name="fr3" draw:name="Объект21" text:anchor-type="as-char" svg:width="0.99cm" svg:height="0.621cm" draw:z-index="25"><draw:object xlink:href="./Object 22" xlink:type="simple" xlink:show="embed" xlink:actuate="onLoad"/><draw:image xlink:href="./ObjectReplacements/Object 22" xlink:type="simple" xlink:show="embed" xlink:actuate="onLoad"/><svg:desc>formula</svg:desc></draw:frame></text:span></text:span><text:span text:style-name="Основной_20_шрифт_20_абзаца"><text:span text:style-name="T2">is for leakage flux. Thus, inductances of windings can be divided into main and leakage inductances: <text:s/></text:span></text:span></text:p>
            <text:p text:style-name="Text_20_body"><text:span text:style-name="Основной_20_шрифт_20_абзаца"><text:span text:style-name="T2"><draw:frame draw:style-name="fr3" draw:name="Объект5" text:anchor-type="as-char" svg:width="8.527cm" svg:height="0.621cm" draw:z-index="26"><draw:object xlink:href="./Object 23" xlink:type="simple" xlink:show="embed" xlink:actuate="onLoad"/><draw:image xlink:href="./ObjectReplacements/Object 23" xlink:type="simple" xlink:show="embed" xlink:actuate="onLoad"/><svg:desc>formula</svg:desc></draw:frame></text:span></text:span><text:span text:style-name="Основной_20_шрифт_20_абзаца"><text:span text:style-name="T2">(9)</text:span></text:span></text:p>
            <text:p text:style-name="P5">and inductive resistances:</text:p>
            <text:p text:style-name="P10"><draw:frame draw:style-name="fr3" draw:name="Объект22" text:anchor-type="as-char" svg:width="13.286cm" svg:height="0.621cm" draw:z-index="27"><draw:object xlink:href="./Object 24" xlink:type="simple" xlink:show="embed" xlink:actuate="onLoad"/><draw:image xlink:href="./ObjectReplacements/Object 24" xlink:type="simple" xlink:show="embed" xlink:actuate="onLoad"/><svg:desc>formula</svg:desc></draw:frame></text:p>
            <text:p text:style-name="P5">Let us introduce an equation:</text:p>
            <text:p text:style-name="Text_20_body"><text:span text:style-name="Основной_20_шрифт_20_абзаца"><text:span text:style-name="T2"><text:s/></text:span></text:span><text:span text:style-name="Основной_20_шрифт_20_абзаца"><text:span text:style-name="T2"><draw:frame draw:style-name="fr3" draw:name="Объект23" text:anchor-type="as-char" svg:width="7.474cm" svg:height="0.621cm" draw:z-index="28"><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or</text:span></text:span><text:span text:style-name="Основной_20_шрифт_20_абзаца"><text:span text:style-name="T2"><draw:frame draw:style-name="fr3" draw:name="Объект24" text:anchor-type="as-char" svg:width="7.267cm" svg:height="0.621cm" draw:z-index="29"><draw:object xlink:href="./Object 26" xlink:type="simple" xlink:show="embed" xlink:actuate="onLoad"/><draw:image xlink:href="./ObjectReplacements/Object 26" xlink:type="simple" xlink:show="embed" xlink:actuate="onLoad"/><svg:desc>formula</svg:desc></draw:frame></text:span></text:span></text:p>
            <text:p text:style-name="Text_20_body"><text:span text:style-name="Основной_20_шрифт_20_абзаца"><text:span text:style-name="T2">where</text:span></text:span><text:span text:style-name="Основной_20_шрифт_20_абзаца"><text:span text:style-name="T2"><draw:frame draw:style-name="fr3" draw:name="Объект25" text:anchor-type="as-char" svg:width="0.75cm" svg:height="0.621cm" draw:z-index="30"><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is for magnetizing circuit inductance;</text:span></text:span></text:p>
            <text:p text:style-name="Text_20_body"><text:span text:style-name="Основной_20_шрифт_20_абзаца"><text:span text:style-name="T2"><draw:frame draw:style-name="fr3" draw:name="Объект46" text:anchor-type="as-char" svg:width="0.707cm" svg:height="0.621cm" draw:z-index="31"><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is for inductive resistance of magnetizing circuit;</text:span></text:span></text:p>
            <text:p text:style-name="Text_20_body"><text:span text:style-name="Основной_20_шрифт_20_абзаца"><text:span text:style-name="T2"><draw:frame draw:style-name="fr3" draw:name="Объект47" text:anchor-type="as-char" svg:width="0.896cm" svg:height="0.621cm" draw:z-index="32"><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2">is for stator winding leakage inductance;</text:span></text:span></text:p>
            <text:p text:style-name="Text_20_body"><text:span text:style-name="Основной_20_шрифт_20_абзаца"><text:span text:style-name="T2"><draw:frame draw:style-name="fr3" draw:name="Объект48" text:anchor-type="as-char" svg:width="1.109cm" svg:height="0.621cm" draw:z-index="33"><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2">is for reduced rotor winding leakage inductance;</text:span></text:span></text:p>
            <text:p text:style-name="Text_20_body"><text:span text:style-name="Основной_20_шрифт_20_абзаца"><text:span text:style-name="T2"><draw:frame draw:style-name="fr3" draw:name="Объект49" text:anchor-type="as-char" svg:width="1.785cm" svg:height="0.621cm" draw:z-index="34"><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2">is for stator winding main flux inductance;</text:span></text:span></text:p>
            <text:p text:style-name="Text_20_body"><text:soft-page-break/><text:span text:style-name="Основной_20_шрифт_20_абзаца"><text:span text:style-name="T2"><draw:frame draw:style-name="fr3" draw:name="Объект50" text:anchor-type="as-char" svg:width="1.785cm" svg:height="0.621cm" draw:z-index="35"><draw:object xlink:href="./Object 32" xlink:type="simple" xlink:show="embed" xlink:actuate="onLoad"/><draw:image xlink:href="./ObjectReplacements/Object 32" xlink:type="simple" xlink:show="embed" xlink:actuate="onLoad"/><svg:desc>formula</svg:desc></draw:frame></text:span></text:span><text:span text:style-name="Основной_20_шрифт_20_абзаца"><text:span text:style-name="T2">is for reduced rotor winding main flux inductance;</text:span></text:span></text:p>
            <text:p text:style-name="Text_20_body"><text:span text:style-name="Основной_20_шрифт_20_абзаца"><text:span text:style-name="T2"><draw:frame draw:style-name="fr3" draw:name="Объект51" text:anchor-type="as-char" svg:width="3.23cm" svg:height="0.621cm" draw:z-index="36"><draw:object xlink:href="./Object 33" xlink:type="simple" xlink:show="embed" xlink:actuate="onLoad"/><draw:image xlink:href="./ObjectReplacements/Object 33" xlink:type="simple" xlink:show="embed" xlink:actuate="onLoad"/><svg:desc>formula</svg:desc></draw:frame></text:span></text:span><text:span text:style-name="Основной_20_шрифт_20_абзаца"><text:span text:style-name="T2">are for reduced mutual inductances of windings.</text:span></text:span></text:p>
            <text:p text:style-name="P7">Let us record the system of AM equations (1) – (7) in the Cauchy form, meanwhile replacing winding currents via functions of flux-linkages and winding inductances via main and leakage inductances. Using the system of equations (3) we detect that:</text:p>
            <text:p text:style-name="Text_20_body"><text:span text:style-name="Основной_20_шрифт_20_абзаца"><text:span text:style-name="T2"><draw:frame draw:style-name="fr3" draw:name="Объект52" text:anchor-type="as-char" svg:width="9.361cm" svg:height="5.877cm" draw:z-index="37"><draw:object xlink:href="./Object 34" xlink:type="simple" xlink:show="embed" xlink:actuate="onLoad"/><draw:image xlink:href="./ObjectReplacements/Object 34" xlink:type="simple" xlink:show="embed" xlink:actuate="onLoad"/><svg:desc>formula</svg:desc></draw:frame></text:span></text:span><text:span text:style-name="Основной_20_шрифт_20_абзаца"><text:span text:style-name="T2">(10)</text:span></text:span></text:p>
            <text:p text:style-name="P5">While replacing currents in the formula (7) we obtain</text:p>
            <text:p text:style-name="Text_20_body"><text:span text:style-name="Основной_20_шрифт_20_абзаца"><text:span text:style-name="T2"><draw:frame draw:style-name="fr3" draw:name="Объект53" text:anchor-type="as-char" svg:width="9.975cm" svg:height="1.168cm" draw:z-index="38"><draw:object xlink:href="./Object 35" xlink:type="simple" xlink:show="embed" xlink:actuate="onLoad"/><draw:image xlink:href="./ObjectReplacements/Object 35" xlink:type="simple" xlink:show="embed" xlink:actuate="onLoad"/><svg:desc>formula</svg:desc></draw:frame></text:span></text:span><text:span text:style-name="Основной_20_шрифт_20_абзаца"><text:span text:style-name="T2">(11)</text:span></text:span></text:p>
            <text:p text:style-name="Text_20_body"><text:span text:style-name="Основной_20_шрифт_20_абзаца"><text:span text:style-name="T2">where</text:span></text:span><text:span text:style-name="Основной_20_шрифт_20_абзаца"><text:span text:style-name="T2"><draw:frame draw:style-name="fr3" draw:name="Объект54" text:anchor-type="as-char" svg:width="0.755cm" svg:height="0.621cm" draw:z-index="39"><draw:object xlink:href="./Object 36" xlink:type="simple" xlink:show="embed" xlink:actuate="onLoad"/><draw:image xlink:href="./ObjectReplacements/Object 36" xlink:type="simple" xlink:show="embed" xlink:actuate="onLoad"/><svg:desc>formula</svg:desc></draw:frame></text:span></text:span><text:span text:style-name="Основной_20_шрифт_20_абзаца"><text:span text:style-name="T2">is for a number of power voltage phases.</text:span></text:span></text:p>
            <text:p text:style-name="Text_20_body"><text:span text:style-name="Основной_20_шрифт_20_абзаца"><text:span text:style-name="T2">Now let us insert obtained current and moment values in equations (1) and (4), indicating , we </text:span></text:span><text:span text:style-name="Основной_20_шрифт_20_абзаца"><text:span text:style-name="T2"><draw:frame draw:style-name="fr3" draw:name="Объект55" text:anchor-type="as-char" svg:width="6.228cm" svg:height="0.621cm" draw:z-index="40"><draw:object xlink:href="./Object 37" xlink:type="simple" xlink:show="embed" xlink:actuate="onLoad"/><draw:image xlink:href="./ObjectReplacements/Object 37" xlink:type="simple" xlink:show="embed" xlink:actuate="onLoad"/><svg:desc>formula</svg:desc></draw:frame></text:span></text:span><text:span text:style-name="Основной_20_шрифт_20_абзаца"><text:span text:style-name="T2">have</text:span></text:span></text:p>
            <text:p text:style-name="Text_20_body"><text:span text:style-name="Основной_20_шрифт_20_абзаца"><text:span text:style-name="T2"><draw:frame draw:style-name="fr3" draw:name="Объект56" text:anchor-type="as-char" svg:width="15.637cm" svg:height="8.274cm" draw:z-index="41"><draw:object xlink:href="./Object 38" xlink:type="simple" xlink:show="embed" xlink:actuate="onLoad"/><draw:image xlink:href="./ObjectReplacements/Object 38" xlink:type="simple" xlink:show="embed" xlink:actuate="onLoad"/><svg:desc>formula</svg:desc></draw:frame></text:span></text:span><text:span text:style-name="Основной_20_шрифт_20_абзаца"><text:span text:style-name="T2">(12)</text:span></text:span></text:p>
            <text:p text:style-name="P7">Equations (12) can be considered as state equations for AM. Projections of flux-linkages on orthogonal axes, angular rotor speed and rotor rotation angle constitute the state variables hereby. Stator voltages (constituting the control vector) and moment of resistance forces are the external actions applied on the motor.</text:p>
            <text:p text:style-name="P5">The unit has 3 input and 3 output signals.</text:p>
            <text:p text:style-name="Text_20_body"><text:span text:style-name="Основной_20_шрифт_20_абзаца"><text:span text:style-name="T3"/></text:span></text:p>
            <text:p text:style-name="Text_20_body"><text:soft-page-break/><text:span text:style-name="Основной_20_шрифт_20_абзаца"><text:span text:style-name="T3">Input signals</text:span></text:span><text:span text:style-name="Основной_20_шрифт_20_абзаца"><text:span text:style-name="T2">:</text:span></text:span></text:p>
            <text:list xml:id="list5071741219484661298" text:style-name="L1">
              <text:list-header>
                <text:p text:style-name="P18"><text:span text:style-name="Основной_20_шрифт_20_абзаца"><text:span text:style-name="T2"><text:s text:c="5"/>1) <text:s/>Stator winding voltage</text:span></text:span><text:span text:style-name="Основной_20_шрифт_20_абзаца"><text:span text:style-name="T2"><draw:frame draw:style-name="fr3" draw:name="Объект16" text:anchor-type="as-char" svg:width="1.58cm" svg:height="0.621cm" draw:z-index="42"><draw:object xlink:href="./Object 39" xlink:type="simple" xlink:show="embed" xlink:actuate="onLoad"/><draw:image xlink:href="./ObjectReplacements/Object 39" xlink:type="simple" xlink:show="embed" xlink:actuate="onLoad"/><svg:desc>formula</svg:desc></draw:frame></text:span></text:span><text:span text:style-name="Основной_20_шрифт_20_абзаца"><text:span text:style-name="T2">in a fixed system of coordinates, V.</text:span></text:span></text:p>
                <text:p text:style-name="P13"><text:span text:style-name="Основной_20_шрифт_20_абзаца"><text:span text:style-name="T2"><text:s text:c="5"/>2) <text:s/>Stator winding voltage</text:span></text:span><text:span text:style-name="Основной_20_шрифт_20_абзаца"><text:span text:style-name="T2"><draw:frame draw:style-name="fr3" draw:name="Объект18" text:anchor-type="as-char" svg:width="1.542cm" svg:height="0.631cm" draw:z-index="43"><draw:object xlink:href="./Object 40" xlink:type="simple" xlink:show="embed" xlink:actuate="onLoad"/><draw:image xlink:href="./ObjectReplacements/Object 40" xlink:type="simple" xlink:show="embed" xlink:actuate="onLoad"/><svg:desc>formula</svg:desc></draw:frame></text:span></text:span><text:span text:style-name="Основной_20_шрифт_20_абзаца"><text:span text:style-name="T2">in a fixed system of coordinates, V.</text:span></text:span></text:p>
                <text:p text:style-name="P13"><text:span text:style-name="Основной_20_шрифт_20_абзаца"><text:span text:style-name="T2"><text:s text:c="5"/>3) <text:s/>Exciting moment</text:span></text:span><text:span text:style-name="Основной_20_шрифт_20_абзаца"><text:span text:style-name="T2"><draw:frame draw:style-name="fr3" draw:name="Объект17" text:anchor-type="as-char" svg:width="1.586cm" svg:height="0.621cm" draw:z-index="44"><draw:object xlink:href="./Object 41" xlink:type="simple" xlink:show="embed" xlink:actuate="onLoad"/><draw:image xlink:href="./ObjectReplacements/Object 41" xlink:type="simple" xlink:show="embed" xlink:actuate="onLoad"/><svg:desc>formula</svg:desc></draw:frame></text:span></text:span><text:span text:style-name="Основной_20_шрифт_20_абзаца"><text:span text:style-name="T2">, N·m.</text:span></text:span></text:p>
              </text:list-header>
            </text:list>
            <text:p text:style-name="Text_20_body"><text:span text:style-name="Основной_20_шрифт_20_абзаца"><text:span text:style-name="T3">Output signals</text:span></text:span><text:span text:style-name="Основной_20_шрифт_20_абзаца"><text:span text:style-name="T2">:</text:span></text:span></text:p>
            <text:list xml:id="list6645762890400230448" text:style-name="L2">
              <text:list-header>
                <text:p text:style-name="P14"><text:span text:style-name="Основной_20_шрифт_20_абзаца"><text:span text:style-name="T4"><text:s text:c="6"/>1) Shaft angle</text:span></text:span><text:span text:style-name="Основной_20_шрифт_20_абзаца"><text:span text:style-name="T4"><draw:frame draw:style-name="fr3" draw:name="Объект1" text:anchor-type="as-char" svg:width="1.051cm" svg:height="0.564cm" draw:z-index="45"><draw:object xlink:href="./Object 42" xlink:type="simple" xlink:show="embed" xlink:actuate="onLoad"/><draw:image xlink:href="./ObjectReplacements/Object 42" xlink:type="simple" xlink:show="embed" xlink:actuate="onLoad"/><svg:desc>formula</svg:desc></draw:frame></text:span></text:span><text:span text:style-name="Основной_20_шрифт_20_абзаца"><text:span text:style-name="T4">, rad.</text:span></text:span></text:p>
                <text:p text:style-name="P14"><text:span text:style-name="Основной_20_шрифт_20_абзаца"><text:span text:style-name="T2"><text:s text:c="6"/>2) Rotation angular speed (frequency)</text:span></text:span><text:span text:style-name="Основной_20_шрифт_20_абзаца"><text:span text:style-name="T2"><draw:frame draw:style-name="fr3" draw:name="Объект2" text:anchor-type="as-char" svg:width="1.254cm" svg:height="0.564cm" draw:z-index="46"><draw:object xlink:href="./Object 43" xlink:type="simple" xlink:show="embed" xlink:actuate="onLoad"/><draw:image xlink:href="./ObjectReplacements/Object 43" xlink:type="simple" xlink:show="embed" xlink:actuate="onLoad"/><svg:desc>formula</svg:desc></draw:frame></text:span></text:span><text:span text:style-name="Основной_20_шрифт_20_абзаца"><text:span text:style-name="T2">, rad/s.</text:span></text:span></text:p>
                <text:p text:style-name="P14"><text:span text:style-name="Основной_20_шрифт_20_абзаца"><text:span text:style-name="T2"><text:s text:c="6"/>3) Electromechanical moment on the motor rotor shaft</text:span></text:span><text:span text:style-name="Основной_20_шрифт_20_абзаца"><text:span text:style-name="T2"><draw:frame draw:style-name="fr3" draw:name="Объект3" text:anchor-type="as-char" svg:width="1.274cm" svg:height="0.621cm" draw:z-index="47"><draw:object xlink:href="./Object 44" xlink:type="simple" xlink:show="embed" xlink:actuate="onLoad"/><draw:image xlink:href="./ObjectReplacements/Object 44" xlink:type="simple" xlink:show="embed" xlink:actuate="onLoad"/><svg:desc>formula</svg:desc></draw:frame></text:span></text:span><text:span text:style-name="Основной_20_шрифт_20_абзаца"><text:span text:style-name="T2">, N·m;</text:span></text:span></text:p>
              </text:list-header>
            </text:list>
            <text:p text:style-name="P5">The following can be additionally applied to the third output:</text:p>
            <text:list xml:id="list5716169539932057362" text:style-name="L3">
              <text:list-item>
                <text:p text:style-name="P15"><text:span text:style-name="Основной_20_шрифт_20_абзаца"><text:span text:style-name="T2">Stator winding current</text:span></text:span><text:span text:style-name="Основной_20_шрифт_20_абзаца"><text:span text:style-name="T2"><draw:frame draw:style-name="fr3" draw:name="Объект4" text:anchor-type="as-char" svg:width="1.312cm" svg:height="0.621cm" draw:z-index="48"><draw:object xlink:href="./Object 45" xlink:type="simple" xlink:show="embed" xlink:actuate="onLoad"/><draw:image xlink:href="./ObjectReplacements/Object 45" xlink:type="simple" xlink:show="embed" xlink:actuate="onLoad"/><svg:desc>formula</svg:desc></draw:frame></text:span></text:span><text:span text:style-name="Основной_20_шрифт_20_абзаца"><text:span text:style-name="T2">, А.</text:span></text:span></text:p>
              </text:list-item>
              <text:list-item>
                <text:p text:style-name="P15"><text:span text:style-name="Основной_20_шрифт_20_абзаца"><text:span text:style-name="T2">Stator winding current</text:span></text:span><text:span text:style-name="Основной_20_шрифт_20_абзаца"><text:span text:style-name="T2"><draw:frame draw:style-name="fr3" draw:name="Объект35" text:anchor-type="as-char" svg:width="1.272cm" svg:height="0.631cm" draw:z-index="49"><draw:object xlink:href="./Object 46" xlink:type="simple" xlink:show="embed" xlink:actuate="onLoad"/><draw:image xlink:href="./ObjectReplacements/Object 46" xlink:type="simple" xlink:show="embed" xlink:actuate="onLoad"/><svg:desc>formula</svg:desc></draw:frame></text:span></text:span><text:span text:style-name="Основной_20_шрифт_20_абзаца"><text:span text:style-name="T2">, А.</text:span></text:span></text:p>
              </text:list-item>
            </text:list>
            <text:p text:style-name="Text_20_body"><text:span text:style-name="Основной_20_шрифт_20_абзаца"><text:span text:style-name="T3">Properties</text:span></text:span><text:span text:style-name="Основной_20_шрифт_20_абзаца"><text:span text:style-name="T2">:</text:span></text:span></text:p>
            <text:list xml:id="list2594053110708429675" text:style-name="L4">
              <text:list-item>
                <text:p text:style-name="P16"><text:span text:style-name="Основной_20_шрифт_20_абзаца"><text:span text:style-name="T2">Stator circuit resistance</text:span></text:span><text:span text:style-name="Основной_20_шрифт_20_абзаца"><text:span text:style-name="T2"><draw:frame draw:style-name="fr3" draw:name="Объект10" text:anchor-type="as-char" svg:width="0.693cm" svg:height="0.621cm" draw:z-index="50"><draw:object xlink:href="./Object 47" xlink:type="simple" xlink:show="embed" xlink:actuate="onLoad"/><draw:image xlink:href="./ObjectReplacements/Object 47" xlink:type="simple" xlink:show="embed" xlink:actuate="onLoad"/><svg:desc>формула</svg:desc></draw:frame></text:span></text:span><text:span text:style-name="Основной_20_шрифт_20_абзаца"><text:span text:style-name="T2">, Ohm;</text:span></text:span></text:p>
              </text:list-item>
              <text:list-item>
                <text:p text:style-name="P16"><text:span text:style-name="Основной_20_шрифт_20_абзаца"><text:span text:style-name="T2">Rotor circuit resistance</text:span></text:span><text:span text:style-name="Основной_20_шрифт_20_абзаца"><text:span text:style-name="T2"><draw:frame draw:style-name="fr3" draw:name="Объект57" text:anchor-type="as-char" svg:width="0.702cm" svg:height="0.619cm" draw:z-index="51"><draw:object xlink:href="./Object 48" xlink:type="simple" xlink:show="embed" xlink:actuate="onLoad"/><draw:image xlink:href="./ObjectReplacements/Object 48" xlink:type="simple" xlink:show="embed" xlink:actuate="onLoad"/><svg:desc>формула</svg:desc></draw:frame></text:span></text:span><text:span text:style-name="Основной_20_шрифт_20_абзаца"><text:span text:style-name="T2">, Ohm;</text:span></text:span></text:p>
              </text:list-item>
              <text:list-item>
                <text:p text:style-name="P16"><text:span text:style-name="Основной_20_шрифт_20_абзаца"><text:span text:style-name="T2">Stator circuit inductance</text:span></text:span><text:span text:style-name="Основной_20_шрифт_20_абзаца"><text:span text:style-name="T2"><draw:frame draw:style-name="fr3" draw:name="Объект36" text:anchor-type="as-char" svg:width="0.67cm" svg:height="0.621cm" draw:z-index="52"><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2">, H;</text:span></text:span></text:p>
              </text:list-item>
              <text:list-item>
                <text:p text:style-name="P16"><text:span text:style-name="Основной_20_шрифт_20_абзаца"><text:span text:style-name="T2">Rotor circuit inductance</text:span></text:span><text:span text:style-name="Основной_20_шрифт_20_абзаца"><text:span text:style-name="T2"><draw:frame draw:style-name="fr3" draw:name="Объект37" text:anchor-type="as-char" svg:width="0.683cm" svg:height="0.621cm" draw:z-index="53"><draw:object xlink:href="./Object 50" xlink:type="simple" xlink:show="embed" xlink:actuate="onLoad"/><draw:image xlink:href="./ObjectReplacements/Object 50" xlink:type="simple" xlink:show="embed" xlink:actuate="onLoad"/><svg:desc>формула</svg:desc></draw:frame></text:span></text:span><text:span text:style-name="Основной_20_шрифт_20_абзаца"><text:span text:style-name="T2">, H;</text:span></text:span></text:p>
              </text:list-item>
              <text:list-item>
                <text:p text:style-name="P16"><text:span text:style-name="Основной_20_шрифт_20_абзаца"><text:span text:style-name="T2">Mutual inductance</text:span></text:span><text:span text:style-name="Основной_20_шрифт_20_абзаца"><text:span text:style-name="T2"><draw:frame draw:style-name="fr3" draw:name="Объект58" text:anchor-type="as-char" svg:width="0.75cm" svg:height="0.621cm" draw:z-index="54"><draw:object xlink:href="./Object 51" xlink:type="simple" xlink:show="embed" xlink:actuate="onLoad"/><draw:image xlink:href="./ObjectReplacements/Object 51" xlink:type="simple" xlink:show="embed" xlink:actuate="onLoad"/><svg:desc>формула</svg:desc></draw:frame></text:span></text:span><text:span text:style-name="Основной_20_шрифт_20_абзаца"><text:span text:style-name="T2">, H;</text:span></text:span></text:p>
              </text:list-item>
              <text:list-item>
                <text:p text:style-name="P16"><text:span text:style-name="Основной_20_шрифт_20_абзаца"><text:span text:style-name="T2">Moment of inertia reduced to the rotor shaft</text:span></text:span><text:span text:style-name="Основной_20_шрифт_20_абзаца"><text:span text:style-name="T2"><draw:frame draw:style-name="fr3" draw:name="Объект59" text:anchor-type="as-char" svg:width="0.72cm" svg:height="0.554cm" draw:z-index="55"><draw:object xlink:href="./Object 52" xlink:type="simple" xlink:show="embed" xlink:actuate="onLoad"/><draw:image xlink:href="./ObjectReplacements/Object 52" xlink:type="simple" xlink:show="embed" xlink:actuate="onLoad"/><svg:desc>формула</svg:desc></draw:frame></text:span></text:span><text:span text:style-name="Основной_20_шрифт_20_абзаца"><text:span text:style-name="T2">, kg</text:span></text:span><text:span text:style-name="Основной_20_шрифт_20_абзаца"><text:span text:style-name="T6">∙</text:span></text:span><text:span text:style-name="Основной_20_шрифт_20_абзаца"><text:span text:style-name="T2">m2.</text:span></text:span></text:p>
              </text:list-item>
              <text:list-item>
                <text:p text:style-name="P16"><text:span text:style-name="Основной_20_шрифт_20_абзаца"><text:span text:style-name="T2">Number of poles</text:span></text:span><text:span text:style-name="Основной_20_шрифт_20_абзаца"><text:span text:style-name="T2"><draw:frame draw:style-name="fr3" draw:name="Объект60" text:anchor-type="as-char" svg:width="0.697cm" svg:height="0.621cm" draw:z-index="56"><draw:object xlink:href="./Object 53" xlink:type="simple" xlink:show="embed" xlink:actuate="onLoad"/><draw:image xlink:href="./ObjectReplacements/Object 53" xlink:type="simple" xlink:show="embed" xlink:actuate="onLoad"/><svg:desc>формула</svg:desc></draw:frame></text:span></text:span><text:span text:style-name="Основной_20_шрифт_20_абзаца"><text:span text:style-name="T2">, pcs.</text:span></text:span></text:p>
              </text:list-item>
              <text:list-item>
                <text:p text:style-name="P16"><text:span text:style-name="Основной_20_шрифт_20_абзаца"><text:span text:style-name="T2">Number of power voltage phases</text:span></text:span><text:span text:style-name="Основной_20_шрифт_20_абзаца"><text:span text:style-name="T2"><draw:frame draw:style-name="fr3" draw:name="Объект61" text:anchor-type="as-char" svg:width="0.755cm" svg:height="0.621cm" draw:z-index="57"><draw:object xlink:href="./Object 54" xlink:type="simple" xlink:show="embed" xlink:actuate="onLoad"/><draw:image xlink:href="./ObjectReplacements/Object 54" xlink:type="simple" xlink:show="embed" xlink:actuate="onLoad"/><svg:desc>формула</svg:desc></draw:frame></text:span></text:span><text:span text:style-name="Основной_20_шрифт_20_абзаца"><text:span text:style-name="T2">, pcs.</text:span></text:span></text:p>
              </text:list-item>
              <text:list-item>
                <text:p text:style-name="P16"><text:span text:style-name="Основной_20_шрифт_20_абзаца"><text:span text:style-name="T2">Initial angle of rotor rotation</text:span></text:span><text:span text:style-name="Основной_20_шрифт_20_абзаца"><text:span text:style-name="T2"><draw:frame draw:style-name="fr3" draw:name="Объект62" text:anchor-type="as-char" svg:width="1.136cm" svg:height="0.564cm" draw:z-index="5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2">, rad.</text:span></text:span></text:p>
              </text:list-item>
              <text:list-item>
                <text:p text:style-name="P16"><text:span text:style-name="Основной_20_шрифт_20_абзаца"><text:span text:style-name="T2">Initial speed of rotor rotation</text:span></text:span><text:span text:style-name="Основной_20_шрифт_20_абзаца"><text:span text:style-name="T2"><draw:frame draw:style-name="fr3" draw:name="Объект63" text:anchor-type="as-char" svg:width="1.339cm" svg:height="0.564cm" draw:z-index="59"><draw:object xlink:href="./Object 56" xlink:type="simple" xlink:show="embed" xlink:actuate="onLoad"/><draw:image xlink:href="./ObjectReplacements/Object 56" xlink:type="simple" xlink:show="embed" xlink:actuate="onLoad"/><svg:desc>формула</svg:desc></draw:frame></text:span></text:span><text:span text:style-name="Основной_20_шрифт_20_абзаца"><text:span text:style-name="T2">, rad/s.</text:span></text:span></text:p>
              </text:list-item>
              <text:list-item>
                <text:p text:style-name="P16"><text:span text:style-name="Основной_20_шрифт_20_абзаца"><text:span text:style-name="T2">Initial flux-linkage in stator winding q, V</text:span></text:span><text:span text:style-name="Основной_20_шрифт_20_абзаца"><text:span text:style-name="T6">∙</text:span></text:span><text:span text:style-name="Основной_20_шрифт_20_абзаца"><text:span text:style-name="T2">s.</text:span></text:span></text:p>
              </text:list-item>
              <text:list-item>
                <text:p text:style-name="P16"><text:span text:style-name="Основной_20_шрифт_20_абзаца"><text:span text:style-name="T2">Initial flux-linkage in rotor winding q, V</text:span></text:span><text:span text:style-name="Основной_20_шрифт_20_абзаца"><text:span text:style-name="T6">∙</text:span></text:span><text:span text:style-name="Основной_20_шрифт_20_абзаца"><text:span text:style-name="T2">s.</text:span></text:span></text:p>
              </text:list-item>
              <text:list-item>
                <text:p text:style-name="P16"><text:span text:style-name="Основной_20_шрифт_20_абзаца"><text:span text:style-name="T2">Initial flux-linkage in s</text:span></text:span><text:span text:style-name="Основной_20_шрифт_20_абзаца"><text:span text:style-name="T2">tator winding d, V</text:span></text:span><text:span text:style-name="Основной_20_шрифт_20_абзаца"><text:span text:style-name="T6">∙</text:span></text:span><text:span text:style-name="Основной_20_шрифт_20_абзаца"><text:span text:style-name="T2">s.</text:span></text:span></text:p>
              </text:list-item>
              <text:list-item>
                <text:p text:style-name="P16"><text:span text:style-name="Основной_20_шрифт_20_абзаца"><text:span text:style-name="T2">Initial flux-linkage in rotor winding d, V</text:span></text:span><text:span text:style-name="Основной_20_шрифт_20_абзаца"><text:span text:style-name="T6">∙</text:span></text:span><text:span text:style-name="Основной_20_шрифт_20_абзаца"><text:span text:style-name="T2">s.</text:span></text:span></text:p>
              </text:list-item>
              <text:list-item>
                <text:p text:style-name="P17">Additional output.</text:p>
              </text:list-item>
            </text:list>
          </table:table-cell>
          <table:covered-table-cell/>
        </table:table-row>
      </table:table>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cm"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Двигатель асинхронный</dc:title>
    <meta:creation-date>2012-04-24T06:58:00Z</meta:creation-date>
    <dc:date>2012-04-28T09:23:33.64</dc:date>
    <meta:editing-cycles>29</meta:editing-cycles>
    <meta:editing-duration>PT4H51M45S</meta:editing-duration>
    <meta:document-statistic meta:table-count="1" meta:image-count="4" meta:object-count="56" meta:page-count="5" meta:paragraph-count="83" meta:word-count="714" meta:character-count="4402"/>
    <meta:template xlink:type="simple" xlink:actuate="onRequest" xlink:title="" xlink:href="../../odt_eng/0662.odt/Normal.dotm"/>
  </office:meta>
</office:document-meta>
</file>

<file path=Object 1/content.xml><?xml version="1.0" encoding="utf-8"?>
<math xmlns="http://www.w3.org/1998/Math/MathML">
  <semantics>
    <mrow>
      <msub>
        <mo stretchy="false">α</mo>
        <mi>c</mi>
      </msub>
      <mi>,</mi>
      <msub>
        <mo stretchy="false">β</mo>
        <mi>c</mi>
      </msub>
    </mrow>
    <annotation encoding="StarMath 5.0">%alpha_c , %beta_c</annotation>
  </semantics>
</math>
</file>

<file path=Object 10/content.xml><?xml version="1.0" encoding="utf-8"?>
<math xmlns="http://www.w3.org/1998/Math/MathML">
  <semantics>
    <mrow>
      <msub>
        <mo stretchy="false">ω</mo>
        <mn>1</mn>
      </msub>
    </mrow>
    <annotation encoding="StarMath 5.0">%omega_1</annotation>
  </semantics>
</math>
</file>

<file path=Object 11/content.xml><?xml version="1.0" encoding="utf-8"?>
<math xmlns="http://www.w3.org/1998/Math/MathML">
  <semantics>
    <mrow>
      <mrow>
        <msub>
          <mo stretchy="false">Ω</mo>
          <mn>1</mn>
        </msub>
        <mo stretchy="false">=</mo>
        <mfrac>
          <mrow>
            <msub>
              <mo stretchy="false">ω</mo>
              <mn>1</mn>
            </msub>
          </mrow>
          <mrow>
            <msub>
              <mi>p</mi>
              <mi>п</mi>
            </msub>
          </mrow>
        </mfrac>
      </mrow>
    </mrow>
    <annotation encoding="StarMath 5.0">%OMEGA_1 = {%omega_1} over {p_п}</annotation>
  </semantics>
</math>
</file>

<file path=Object 12/content.xml><?xml version="1.0" encoding="utf-8"?>
<math xmlns="http://www.w3.org/1998/Math/MathML">
  <semantics>
    <mrow>
      <mrow>
        <mo stretchy="true">{</mo>
        <mrow>
          <mtable>
            <mtr>
              <mtd>
                <mrow>
                  <msub>
                    <mo stretchy="false">Ψ</mo>
                    <mrow>
                      <mo stretchy="false">α</mo>
                      <mi>c</mi>
                    </mrow>
                  </msub>
                  <mrow>
                    <mrow>
                      <mo stretchy="false">(</mo>
                      <mrow>
                        <mi>t</mi>
                      </mrow>
                      <mo stretchy="false">)</mo>
                    </mrow>
                    <mo stretchy="false">=</mo>
                    <mrow>
                      <msub>
                        <mi>L</mi>
                        <mn>1</mn>
                      </msub>
                      <mo stretchy="false">⋅</mo>
                      <msub>
                        <mi>i</mi>
                        <mrow>
                          <mo stretchy="false">α</mo>
                          <mi>c</mi>
                        </mrow>
                      </msub>
                    </mrow>
                  </mrow>
                  <mrow>
                    <mrow>
                      <mo stretchy="false">(</mo>
                      <mrow>
                        <mi>t</mi>
                      </mrow>
                      <mo stretchy="false">)</mo>
                    </mrow>
                    <mo stretchy="false">+</mo>
                    <mrow>
                      <msub>
                        <mi>L</mi>
                        <mi>m</mi>
                      </msub>
                      <mo stretchy="false">⋅</mo>
                      <msub>
                        <mi>i</mi>
                        <mrow>
                          <mo stretchy="false">α</mo>
                          <mi>p</mi>
                        </mrow>
                      </msub>
                    </mrow>
                  </mrow>
                  <mrow>
                    <mo stretchy="false">(</mo>
                    <mrow>
                      <mi>t</mi>
                    </mrow>
                    <mo stretchy="false">)</mo>
                  </mrow>
                  <mi>,</mi>
                </mrow>
              </mtd>
            </mtr>
            <mtr>
              <mtd>
                <mrow>
                  <msub>
                    <mo stretchy="false">Ψ</mo>
                    <mrow>
                      <mo stretchy="false">β</mo>
                      <mi>c</mi>
                    </mrow>
                  </msub>
                  <mrow>
                    <mrow>
                      <mo stretchy="false">(</mo>
                      <mrow>
                        <mi>t</mi>
                      </mrow>
                      <mo stretchy="false">)</mo>
                    </mrow>
                    <mo stretchy="false">=</mo>
                    <mrow>
                      <msub>
                        <mi>L</mi>
                        <mn>1</mn>
                      </msub>
                      <mo stretchy="false">⋅</mo>
                      <msub>
                        <mi>i</mi>
                        <mrow>
                          <mo stretchy="false">β</mo>
                          <mi>c</mi>
                        </mrow>
                      </msub>
                    </mrow>
                  </mrow>
                  <mrow>
                    <mrow>
                      <mo stretchy="false">(</mo>
                      <mrow>
                        <mi>t</mi>
                      </mrow>
                      <mo stretchy="false">)</mo>
                    </mrow>
                    <mo stretchy="false">+</mo>
                    <mrow>
                      <msub>
                        <mi>L</mi>
                        <mi>m</mi>
                      </msub>
                      <mo stretchy="false">⋅</mo>
                      <msub>
                        <mi>i</mi>
                        <mrow>
                          <mo stretchy="false">β</mo>
                          <mi>p</mi>
                        </mrow>
                      </msub>
                    </mrow>
                  </mrow>
                  <mrow>
                    <mo stretchy="false">(</mo>
                    <mrow>
                      <mi>t</mi>
                    </mrow>
                    <mo stretchy="false">)</mo>
                  </mrow>
                  <mi>,</mi>
                </mrow>
              </mtd>
            </mtr>
            <mtr>
              <mtd>
                <mrow>
                  <msub>
                    <mo stretchy="false">Ψ</mo>
                    <mrow>
                      <mo stretchy="false">α</mo>
                      <mi>p</mi>
                    </mrow>
                  </msub>
                  <mrow>
                    <mrow>
                      <mo stretchy="false">(</mo>
                      <mrow>
                        <mi>t</mi>
                      </mrow>
                      <mo stretchy="false">)</mo>
                    </mrow>
                    <mo stretchy="false">=</mo>
                    <mrow>
                      <msub>
                        <mi>L</mi>
                        <mi>m</mi>
                      </msub>
                      <mo stretchy="false">⋅</mo>
                      <msub>
                        <mi>i</mi>
                        <mrow>
                          <mo stretchy="false">α</mo>
                          <mi>c</mi>
                        </mrow>
                      </msub>
                    </mrow>
                  </mrow>
                  <mrow>
                    <mrow>
                      <mo stretchy="false">(</mo>
                      <mrow>
                        <mi>t</mi>
                      </mrow>
                      <mo stretchy="false">)</mo>
                    </mrow>
                    <mo stretchy="false">+</mo>
                    <mrow>
                      <msub>
                        <mi>L</mi>
                        <mn>2</mn>
                      </msub>
                      <mo stretchy="false">⋅</mo>
                      <msub>
                        <mi>i</mi>
                        <mrow>
                          <mo stretchy="false">α</mo>
                          <mi>p</mi>
                        </mrow>
                      </msub>
                    </mrow>
                  </mrow>
                  <mrow>
                    <mo stretchy="false">(</mo>
                    <mrow>
                      <mi>t</mi>
                    </mrow>
                    <mo stretchy="false">)</mo>
                  </mrow>
                  <mi>,</mi>
                </mrow>
              </mtd>
            </mtr>
            <mtr>
              <mtd>
                <mrow>
                  <msub>
                    <mo stretchy="false">Ψ</mo>
                    <mrow>
                      <mo stretchy="false">β</mo>
                      <mi>p</mi>
                    </mrow>
                  </msub>
                  <mrow>
                    <mrow>
                      <mo stretchy="false">(</mo>
                      <mrow>
                        <mi>t</mi>
                      </mrow>
                      <mo stretchy="false">)</mo>
                    </mrow>
                    <mo stretchy="false">=</mo>
                    <mrow>
                      <msub>
                        <mi>L</mi>
                        <mi>m</mi>
                      </msub>
                      <mo stretchy="false">⋅</mo>
                      <msub>
                        <mi>i</mi>
                        <mrow>
                          <mo stretchy="false">β</mo>
                          <mi>c</mi>
                        </mrow>
                      </msub>
                    </mrow>
                  </mrow>
                  <mrow>
                    <mrow>
                      <mo stretchy="false">(</mo>
                      <mrow>
                        <mi>t</mi>
                      </mrow>
                      <mo stretchy="false">)</mo>
                    </mrow>
                    <mo stretchy="false">+</mo>
                    <mrow>
                      <msub>
                        <mi>L</mi>
                        <mn>2</mn>
                      </msub>
                      <mo stretchy="false">⋅</mo>
                      <msub>
                        <mi>i</mi>
                        <mrow>
                          <mo stretchy="false">β</mo>
                          <mi>p</mi>
                        </mrow>
                      </msub>
                    </mrow>
                  </mrow>
                  <mrow>
                    <mo stretchy="false">(</mo>
                    <mrow>
                      <mi>t</mi>
                    </mrow>
                    <mo stretchy="false">)</mo>
                  </mrow>
                  <mi>,</mi>
                </mrow>
              </mtd>
            </mtr>
          </mtable>
        </mrow>
      </mrow>
    </mrow>
    <annotation encoding="StarMath 5.0">left lbrace stack { 
%PSI_{%alpha c}(t) = L_1 cdot i_{%alpha c}(t) + L_m cdot i_{%alpha p}(t) , #
%PSI_{%beta c}(t) = L_1 cdot i_{%beta c}(t) + L_m cdot i_{%beta p}(t) , #
%PSI_{%alpha p}(t) = L_m cdot i_{%alpha c}(t) + L_2 cdot i_{%alpha p}(t) , #
%PSI_{%beta p}(t) = L_m cdot i_{%beta c}(t) + L_2 cdot i_{%beta p}(t) ,
} right none</annotation>
  </semantics>
</math>
</file>

<file path=Object 13/content.xml><?xml version="1.0" encoding="utf-8"?>
<math xmlns="http://www.w3.org/1998/Math/MathML">
  <semantics>
    <mrow>
      <msub>
        <mi>L</mi>
        <mn>1</mn>
      </msub>
      <mi>,</mi>
      <mi/>
      <msub>
        <mi>L</mi>
        <mn>2</mn>
      </msub>
    </mrow>
    <annotation encoding="StarMath 5.0">L_1 , ~L_2</annotation>
  </semantics>
</math>
</file>

<file path=Object 14/content.xml><?xml version="1.0" encoding="utf-8"?>
<math xmlns="http://www.w3.org/1998/Math/MathML">
  <semantics>
    <mrow>
      <msub>
        <mi>L</mi>
        <mi>m</mi>
      </msub>
    </mrow>
    <annotation encoding="StarMath 5.0">L_m</annotation>
  </semantics>
</math>
</file>

<file path=Object 15/content.xml><?xml version="1.0" encoding="utf-8"?>
<math xmlns="http://www.w3.org/1998/Math/MathML">
  <semantics>
    <mrow>
      <mrow>
        <mo stretchy="true">{</mo>
        <mrow>
          <mtable>
            <mtr>
              <mtd>
                <mrow>
                  <msub>
                    <mi>i</mi>
                    <mrow>
                      <mo stretchy="false">α</mo>
                      <mi>c</mi>
                    </mrow>
                  </msub>
                  <mrow>
                    <mo stretchy="false">(</mo>
                    <mrow>
                      <mi>t</mi>
                    </mrow>
                    <mo stretchy="false">)</mo>
                  </mrow>
                  <mrow>
                    <mi/>
                    <mo stretchy="false">=</mo>
                    <mi/>
                  </mrow>
                  <mfrac>
                    <mrow>
                      <msub>
                        <mo stretchy="false">Ψ</mo>
                        <mrow>
                          <mo stretchy="false">α</mo>
                          <mi>c</mi>
                        </mrow>
                      </msub>
                      <mrow>
                        <mrow>
                          <mo stretchy="false">(</mo>
                          <mrow>
                            <mi>t</mi>
                          </mrow>
                          <mo stretchy="false">)</mo>
                        </mrow>
                        <mo stretchy="false">⋅</mo>
                        <msub>
                          <mi>L</mi>
                          <mn>2</mn>
                        </msub>
                      </mrow>
                      <mrow>
                        <mi/>
                        <mo stretchy="false">−</mo>
                        <mi/>
                      </mrow>
                      <msub>
                        <mo stretchy="false">Ψ</mo>
                        <mrow>
                          <mo stretchy="false">α</mo>
                          <mi>p</mi>
                        </mrow>
                      </msub>
                      <mrow>
                        <mrow>
                          <mo stretchy="false">(</mo>
                          <mrow>
                            <mi>t</mi>
                          </mrow>
                          <mo stretchy="false">)</mo>
                        </mrow>
                        <mo stretchy="false">⋅</mo>
                        <msub>
                          <mi>L</mi>
                          <mi>m</mi>
                        </msub>
                      </mrow>
                    </mrow>
                    <mrow>
                      <mrow>
                        <msub>
                          <mi>L</mi>
                          <mn>1</mn>
                        </msub>
                        <mo stretchy="false">⋅</mo>
                        <msub>
                          <mi>L</mi>
                          <mn>2</mn>
                        </msub>
                      </mrow>
                      <mrow>
                        <mi/>
                        <mo stretchy="false">−</mo>
                        <mi/>
                      </mrow>
                      <msubsup>
                        <mi>L</mi>
                        <mi>m</mi>
                        <mn>2</mn>
                      </msubsup>
                    </mrow>
                  </mfrac>
                  <mi>,</mi>
                </mrow>
              </mtd>
            </mtr>
            <mtr>
              <mtd>
                <mrow>
                  <msub>
                    <mi>i</mi>
                    <mrow>
                      <mo stretchy="false">β</mo>
                      <mi>c</mi>
                    </mrow>
                  </msub>
                  <mrow>
                    <mo stretchy="false">(</mo>
                    <mrow>
                      <mi>t</mi>
                    </mrow>
                    <mo stretchy="false">)</mo>
                  </mrow>
                  <mrow>
                    <mi/>
                    <mo stretchy="false">=</mo>
                    <mi/>
                  </mrow>
                  <mfrac>
                    <mrow>
                      <msub>
                        <mo stretchy="false">Ψ</mo>
                        <mrow>
                          <mo stretchy="false">β</mo>
                          <mi>c</mi>
                        </mrow>
                      </msub>
                      <mrow>
                        <mrow>
                          <mo stretchy="false">(</mo>
                          <mrow>
                            <mi>t</mi>
                          </mrow>
                          <mo stretchy="false">)</mo>
                        </mrow>
                        <mo stretchy="false">⋅</mo>
                        <msub>
                          <mi>L</mi>
                          <mn>2</mn>
                        </msub>
                      </mrow>
                      <mrow>
                        <mi/>
                        <mo stretchy="false">−</mo>
                        <mi/>
                      </mrow>
                      <msub>
                        <mo stretchy="false">Ψ</mo>
                        <mrow>
                          <mo stretchy="false">β</mo>
                          <mi>p</mi>
                        </mrow>
                      </msub>
                      <mrow>
                        <mrow>
                          <mo stretchy="false">(</mo>
                          <mrow>
                            <mi>t</mi>
                          </mrow>
                          <mo stretchy="false">)</mo>
                        </mrow>
                        <mo stretchy="false">⋅</mo>
                        <msub>
                          <mi>L</mi>
                          <mi>m</mi>
                        </msub>
                      </mrow>
                    </mrow>
                    <mrow>
                      <mrow>
                        <msub>
                          <mi>L</mi>
                          <mn>1</mn>
                        </msub>
                        <mo stretchy="false">⋅</mo>
                        <msub>
                          <mi>L</mi>
                          <mn>2</mn>
                        </msub>
                      </mrow>
                      <mrow>
                        <mi/>
                        <mo stretchy="false">−</mo>
                        <mi/>
                      </mrow>
                      <msubsup>
                        <mi>L</mi>
                        <mi>m</mi>
                        <mn>2</mn>
                      </msubsup>
                    </mrow>
                  </mfrac>
                  <mi>,</mi>
                </mrow>
              </mtd>
            </mtr>
            <mtr>
              <mtd>
                <mrow>
                  <msub>
                    <mi>i</mi>
                    <mrow>
                      <mo stretchy="false">α</mo>
                      <mi>p</mi>
                    </mrow>
                  </msub>
                  <mrow>
                    <mo stretchy="false">(</mo>
                    <mrow>
                      <mi>t</mi>
                    </mrow>
                    <mo stretchy="false">)</mo>
                  </mrow>
                  <mrow>
                    <mi/>
                    <mo stretchy="false">=</mo>
                    <mi/>
                  </mrow>
                  <mfrac>
                    <mrow>
                      <msub>
                        <mo stretchy="false">Ψ</mo>
                        <mrow>
                          <mo stretchy="false">α</mo>
                          <mi>p</mi>
                        </mrow>
                      </msub>
                      <mrow>
                        <mrow>
                          <mo stretchy="false">(</mo>
                          <mrow>
                            <mi>t</mi>
                          </mrow>
                          <mo stretchy="false">)</mo>
                        </mrow>
                        <mo stretchy="false">⋅</mo>
                        <msub>
                          <mi>L</mi>
                          <mn>1</mn>
                        </msub>
                      </mrow>
                      <mrow>
                        <mi/>
                        <mo stretchy="false">−</mo>
                        <mi/>
                      </mrow>
                      <msub>
                        <mo stretchy="false">Ψ</mo>
                        <mrow>
                          <mo stretchy="false">α</mo>
                          <mi>c</mi>
                        </mrow>
                      </msub>
                      <mrow>
                        <mrow>
                          <mo stretchy="false">(</mo>
                          <mrow>
                            <mi>t</mi>
                          </mrow>
                          <mo stretchy="false">)</mo>
                        </mrow>
                        <mo stretchy="false">⋅</mo>
                        <msub>
                          <mi>L</mi>
                          <mi>m</mi>
                        </msub>
                      </mrow>
                    </mrow>
                    <mrow>
                      <mrow>
                        <msub>
                          <mi>L</mi>
                          <mn>1</mn>
                        </msub>
                        <mo stretchy="false">⋅</mo>
                        <msub>
                          <mi>L</mi>
                          <mn>2</mn>
                        </msub>
                      </mrow>
                      <mrow>
                        <mi/>
                        <mo stretchy="false">−</mo>
                        <mi/>
                      </mrow>
                      <msubsup>
                        <mi>L</mi>
                        <mi>m</mi>
                        <mn>2</mn>
                      </msubsup>
                    </mrow>
                  </mfrac>
                  <mi>,</mi>
                </mrow>
              </mtd>
            </mtr>
            <mtr>
              <mtd>
                <mrow>
                  <msub>
                    <mi>i</mi>
                    <mrow>
                      <mo stretchy="false">β</mo>
                      <mi>p</mi>
                    </mrow>
                  </msub>
                  <mrow>
                    <mo stretchy="false">(</mo>
                    <mrow>
                      <mi>t</mi>
                    </mrow>
                    <mo stretchy="false">)</mo>
                  </mrow>
                  <mrow>
                    <mi/>
                    <mo stretchy="false">=</mo>
                    <mi/>
                  </mrow>
                  <mfrac>
                    <mrow>
                      <msub>
                        <mo stretchy="false">Ψ</mo>
                        <mrow>
                          <mo stretchy="false">β</mo>
                          <mi>p</mi>
                        </mrow>
                      </msub>
                      <mrow>
                        <mrow>
                          <mo stretchy="false">(</mo>
                          <mrow>
                            <mi>t</mi>
                          </mrow>
                          <mo stretchy="false">)</mo>
                        </mrow>
                        <mo stretchy="false">⋅</mo>
                        <msub>
                          <mi>L</mi>
                          <mn>1</mn>
                        </msub>
                      </mrow>
                      <mrow>
                        <mi/>
                        <mo stretchy="false">−</mo>
                        <mi/>
                      </mrow>
                      <msub>
                        <mo stretchy="false">Ψ</mo>
                        <mrow>
                          <mo stretchy="false">β</mo>
                          <mi>c</mi>
                        </mrow>
                      </msub>
                      <mrow>
                        <mrow>
                          <mo stretchy="false">(</mo>
                          <mrow>
                            <mi>t</mi>
                          </mrow>
                          <mo stretchy="false">)</mo>
                        </mrow>
                        <mo stretchy="false">⋅</mo>
                        <msub>
                          <mi>L</mi>
                          <mi>m</mi>
                        </msub>
                      </mrow>
                    </mrow>
                    <mrow>
                      <mrow>
                        <msub>
                          <mi>L</mi>
                          <mn>1</mn>
                        </msub>
                        <mo stretchy="false">⋅</mo>
                        <msub>
                          <mi>L</mi>
                          <mn>2</mn>
                        </msub>
                      </mrow>
                      <mrow>
                        <mi/>
                        <mo stretchy="false">−</mo>
                        <mi/>
                      </mrow>
                      <msubsup>
                        <mi>L</mi>
                        <mi>m</mi>
                        <mn>2</mn>
                      </msubsup>
                    </mrow>
                  </mfrac>
                  <mi>,</mi>
                </mrow>
              </mtd>
            </mtr>
          </mtable>
        </mrow>
      </mrow>
    </mrow>
    <annotation encoding="StarMath 5.0">left lbrace stack { 
i_{%alpha c}(t) ~=~ {%PSI_{%alpha c}(t) cdot L_2 ~-~ %PSI_{%alpha p}(t) cdot L_m} over {L_1 cdot L_2 ~-~ L_m^2}, #
i_{%beta c}(t)  ~=~ {%PSI_{%beta  c}(t) cdot L_2 ~-~ %PSI_{%beta  p}(t) cdot L_m} over {L_1 cdot L_2 ~-~ L_m^2}, #
i_{%alpha p}(t) ~=~ {%PSI_{%alpha p}(t) cdot L_1 ~-~ %PSI_{%alpha c}(t) cdot L_m} over {L_1 cdot L_2 ~-~ L_m^2}, #
i_{%beta p}(t)  ~=~ {%PSI_{%beta  p}(t) cdot L_1 ~-~ %PSI_{%beta  c}(t) cdot L_m} over {L_1 cdot L_2 ~-~ L_m^2},
} right none</annotation>
  </semantics>
</math>
</file>

<file path=Object 16/content.xml><?xml version="1.0" encoding="utf-8"?>
<math xmlns="http://www.w3.org/1998/Math/MathML">
  <semantics>
    <mrow>
      <mi>M</mi>
      <mrow>
        <mo stretchy="false">(</mo>
        <mrow>
          <mi>t</mi>
        </mrow>
        <mo stretchy="false">)</mo>
      </mrow>
      <mrow>
        <mi/>
        <mo stretchy="false">=</mo>
        <mi/>
      </mrow>
      <msub>
        <mi>M</mi>
        <mi mathvariant="italic">ex</mi>
      </msub>
      <mrow>
        <mo stretchy="false">(</mo>
        <mrow>
          <mi>t</mi>
        </mrow>
        <mo stretchy="false">)</mo>
      </mrow>
      <mrow>
        <mi/>
        <mo stretchy="false">+</mo>
        <mi/>
      </mrow>
      <mrow>
        <msub>
          <mi>J</mi>
          <mrow>
            <mo stretchy="false">Σ</mo>
          </mrow>
        </msub>
        <mo stretchy="false">⋅</mo>
        <mrow>
          <mfrac>
            <mrow>
              <mi>d</mi>
              <mo stretchy="false">Ω</mo>
            </mrow>
            <mrow>
              <mi mathvariant="italic">dt</mi>
            </mrow>
          </mfrac>
        </mrow>
      </mrow>
    </mrow>
    <annotation encoding="StarMath 5.0">M(t) ~=~ M_ex(t) ~+~J_{%SIGMA} cdot {{d %OMEGA} over {dt}}</annotation>
  </semantics>
</math>
</file>

<file path=Object 17/content.xml><?xml version="1.0" encoding="utf-8"?>
<math xmlns="http://www.w3.org/1998/Math/MathML">
  <semantics>
    <mrow>
      <mo stretchy="false">Ω</mo>
      <mrow>
        <mo stretchy="false">(</mo>
        <mrow>
          <mi>t</mi>
        </mrow>
        <mo stretchy="false">)</mo>
      </mrow>
      <mrow>
        <mi/>
        <mo stretchy="false">=</mo>
        <mi/>
      </mrow>
      <msub>
        <mo stretchy="false">Ω</mo>
        <mn>1</mn>
      </msub>
      <mrow>
        <mrow>
          <mo stretchy="false">(</mo>
          <mrow>
            <mi>t</mi>
          </mrow>
          <mo stretchy="false">)</mo>
        </mrow>
        <mo stretchy="false">⋅</mo>
        <mrow>
          <mo stretchy="false">(</mo>
          <mrow>
            <mrow>
              <mn>1</mn>
              <mo stretchy="false">−</mo>
              <mi>s</mi>
            </mrow>
          </mrow>
          <mo stretchy="false">)</mo>
        </mrow>
      </mrow>
      <mrow>
        <mi/>
        <mo stretchy="false">=</mo>
        <mi/>
      </mrow>
      <mrow>
        <mrow>
          <mfrac>
            <mrow>
              <msub>
                <mo stretchy="false">ω</mo>
                <mn>1</mn>
              </msub>
              <mrow>
                <mo stretchy="false">(</mo>
                <mrow>
                  <mi>t</mi>
                </mrow>
                <mo stretchy="false">)</mo>
              </mrow>
            </mrow>
            <mrow>
              <msub>
                <mi>p</mi>
                <mi>п</mi>
              </msub>
            </mrow>
          </mfrac>
        </mrow>
        <mo stretchy="false">⋅</mo>
        <mrow>
          <mo stretchy="false">(</mo>
          <mrow>
            <mrow>
              <mn>1</mn>
              <mo stretchy="false">−</mo>
              <mi>s</mi>
            </mrow>
          </mrow>
          <mo stretchy="false">)</mo>
        </mrow>
      </mrow>
    </mrow>
    <annotation encoding="StarMath 5.0">%OMEGA(t) ~ =~ %OMEGA_1(t) cdot (1-s) ~=~ {{%omega_1(t)} over {p_п}} cdot (1-s)</annotation>
  </semantics>
</math>
</file>

<file path=Object 18/content.xml><?xml version="1.0" encoding="utf-8"?>
<math xmlns="http://www.w3.org/1998/Math/MathML">
  <semantics>
    <mrow>
      <mi>M</mi>
      <mrow>
        <mrow>
          <mo stretchy="false">(</mo>
          <mrow>
            <mi>t</mi>
          </mrow>
          <mo stretchy="false">)</mo>
        </mrow>
        <mo stretchy="false">=</mo>
        <mrow>
          <msub>
            <mi>p</mi>
            <mi>п</mi>
          </msub>
          <mo stretchy="false">⋅</mo>
          <mfenced open="(" close=")">
            <mrow>
              <mrow>
                <msub>
                  <mo stretchy="false">Ψ</mo>
                  <mrow>
                    <mo stretchy="false">α</mo>
                    <mi>c</mi>
                  </mrow>
                </msub>
                <mrow>
                  <mrow>
                    <mo stretchy="false">(</mo>
                    <mrow>
                      <mi>t</mi>
                    </mrow>
                    <mo stretchy="false">)</mo>
                  </mrow>
                  <mo stretchy="false">⋅</mo>
                  <msub>
                    <mi>i</mi>
                    <mrow>
                      <mo stretchy="false">β</mo>
                      <mi>c</mi>
                    </mrow>
                  </msub>
                </mrow>
                <mrow>
                  <mo stretchy="false">(</mo>
                  <mrow>
                    <mi>t</mi>
                  </mrow>
                  <mo stretchy="false">)</mo>
                </mrow>
                <mrow>
                  <mi/>
                  <mo stretchy="false">−</mo>
                  <mi/>
                </mrow>
                <msub>
                  <mo stretchy="false">Ψ</mo>
                  <mrow>
                    <mo stretchy="false">β</mo>
                    <mi>c</mi>
                  </mrow>
                </msub>
                <mrow>
                  <mrow>
                    <mo stretchy="false">(</mo>
                    <mrow>
                      <mi>t</mi>
                    </mrow>
                    <mo stretchy="false">)</mo>
                  </mrow>
                  <mo stretchy="false">⋅</mo>
                  <msub>
                    <mi>i</mi>
                    <mrow>
                      <mo stretchy="false">α</mo>
                      <mi>c</mi>
                    </mrow>
                  </msub>
                </mrow>
                <mrow>
                  <mo stretchy="false">(</mo>
                  <mrow>
                    <mi>t</mi>
                  </mrow>
                  <mo stretchy="false">)</mo>
                </mrow>
              </mrow>
            </mrow>
          </mfenced>
        </mrow>
      </mrow>
    </mrow>
    <annotation encoding="StarMath 5.0">M(t) = p_п cdot left (
{%PSI_{%alpha c}(t) cdot i_{%beta c}(t) ~-~ %PSI_{%beta c}(t) cdot i_{%alpha c}(t)}
right )</annotation>
  </semantics>
</math>
</file>

<file path=Object 19/content.xml><?xml version="1.0" encoding="utf-8"?>
<math xmlns="http://www.w3.org/1998/Math/MathML">
  <semantics>
    <mrow>
      <mi>M</mi>
      <mrow>
        <mrow>
          <mo stretchy="false">(</mo>
          <mrow>
            <mi>t</mi>
          </mrow>
          <mo stretchy="false">)</mo>
        </mrow>
        <mo stretchy="false">=</mo>
        <mrow>
          <mrow>
            <mrow>
              <mfrac>
                <mn>3</mn>
                <mn>2</mn>
              </mfrac>
            </mrow>
            <mo stretchy="false">⋅</mo>
            <msub>
              <mi>p</mi>
              <mi>п</mi>
            </msub>
          </mrow>
          <mo stretchy="false">⋅</mo>
          <mfenced open="(" close=")">
            <mrow>
              <mrow>
                <msub>
                  <mo stretchy="false">Ψ</mo>
                  <mrow>
                    <mo stretchy="false">α</mo>
                    <mi>c</mi>
                  </mrow>
                </msub>
                <mrow>
                  <mrow>
                    <mo stretchy="false">(</mo>
                    <mrow>
                      <mi>t</mi>
                    </mrow>
                    <mo stretchy="false">)</mo>
                  </mrow>
                  <mo stretchy="false">⋅</mo>
                  <msub>
                    <mi>i</mi>
                    <mrow>
                      <mo stretchy="false">β</mo>
                      <mi>c</mi>
                    </mrow>
                  </msub>
                </mrow>
                <mrow>
                  <mo stretchy="false">(</mo>
                  <mrow>
                    <mi>t</mi>
                  </mrow>
                  <mo stretchy="false">)</mo>
                </mrow>
                <mrow>
                  <mi/>
                  <mo stretchy="false">−</mo>
                  <mi/>
                </mrow>
                <msub>
                  <mo stretchy="false">Ψ</mo>
                  <mrow>
                    <mo stretchy="false">β</mo>
                    <mi>c</mi>
                  </mrow>
                </msub>
                <mrow>
                  <mrow>
                    <mo stretchy="false">(</mo>
                    <mrow>
                      <mi>t</mi>
                    </mrow>
                    <mo stretchy="false">)</mo>
                  </mrow>
                  <mo stretchy="false">⋅</mo>
                  <msub>
                    <mi>i</mi>
                    <mrow>
                      <mo stretchy="false">α</mo>
                      <mi>c</mi>
                    </mrow>
                  </msub>
                </mrow>
                <mrow>
                  <mo stretchy="false">(</mo>
                  <mrow>
                    <mi>t</mi>
                  </mrow>
                  <mo stretchy="false">)</mo>
                </mrow>
              </mrow>
            </mrow>
          </mfenced>
        </mrow>
      </mrow>
    </mrow>
    <annotation encoding="StarMath 5.0">M(t) = {3 over 2} cdot p_п cdot left (
{%PSI_{%alpha c}(t) cdot i_{%beta c}(t) ~-~ %PSI_{%beta c}(t) cdot i_{%alpha c}(t)}
right )</annotation>
  </semantics>
</math>
</file>

<file path=Object 2/content.xml><?xml version="1.0" encoding="utf-8"?>
<math xmlns="http://www.w3.org/1998/Math/MathML">
  <semantics>
    <mrow>
      <mrow>
        <mo stretchy="true">{</mo>
        <mrow>
          <mtable>
            <mtr>
              <mtd>
                <mrow>
                  <msub>
                    <mi>U</mi>
                    <mrow>
                      <mo stretchy="false">α</mo>
                      <mi>c</mi>
                    </mrow>
                  </msub>
                  <mrow>
                    <mrow>
                      <mo stretchy="false">(</mo>
                      <mrow>
                        <mi>t</mi>
                      </mrow>
                      <mo stretchy="false">)</mo>
                    </mrow>
                    <mo stretchy="false">=</mo>
                    <mrow>
                      <msub>
                        <mi>r</mi>
                        <mn>1</mn>
                      </msub>
                      <mo stretchy="false">⋅</mo>
                      <msub>
                        <mi>i</mi>
                        <mrow>
                          <mo stretchy="false">α</mo>
                          <mi>c</mi>
                        </mrow>
                      </msub>
                    </mrow>
                  </mrow>
                  <mrow>
                    <mrow>
                      <mo stretchy="false">(</mo>
                      <mrow>
                        <mi>t</mi>
                      </mrow>
                      <mo stretchy="false">)</mo>
                    </mrow>
                    <mo stretchy="false">+</mo>
                    <mfrac>
                      <mrow>
                        <mi>d</mi>
                        <msub>
                          <mo stretchy="false">Ψ</mo>
                          <mrow>
                            <mo stretchy="false">α</mo>
                            <mi>c</mi>
                          </mrow>
                        </msub>
                        <mrow>
                          <mo stretchy="false">(</mo>
                          <mrow>
                            <mi>t</mi>
                          </mrow>
                          <mo stretchy="false">)</mo>
                        </mrow>
                      </mrow>
                      <mrow>
                        <mi mathvariant="italic">dt</mi>
                      </mrow>
                    </mfrac>
                  </mrow>
                  <mi>,</mi>
                </mrow>
              </mtd>
            </mtr>
            <mtr>
              <mtd>
                <mrow>
                  <msub>
                    <mi>U</mi>
                    <mrow>
                      <mo stretchy="false">β</mo>
                      <mi>c</mi>
                    </mrow>
                  </msub>
                  <mrow>
                    <mrow>
                      <mo stretchy="false">(</mo>
                      <mrow>
                        <mi>t</mi>
                      </mrow>
                      <mo stretchy="false">)</mo>
                    </mrow>
                    <mo stretchy="false">=</mo>
                    <mrow>
                      <msub>
                        <mi>r</mi>
                        <mn>1</mn>
                      </msub>
                      <mo stretchy="false">⋅</mo>
                      <msub>
                        <mi>i</mi>
                        <mrow>
                          <mo stretchy="false">β</mo>
                          <mi>c</mi>
                        </mrow>
                      </msub>
                    </mrow>
                  </mrow>
                  <mrow>
                    <mrow>
                      <mo stretchy="false">(</mo>
                      <mrow>
                        <mi>t</mi>
                      </mrow>
                      <mo stretchy="false">)</mo>
                    </mrow>
                    <mo stretchy="false">+</mo>
                    <mfrac>
                      <mrow>
                        <mi>d</mi>
                        <msub>
                          <mo stretchy="false">Ψ</mo>
                          <mrow>
                            <mo stretchy="false">β</mo>
                            <mi>c</mi>
                          </mrow>
                        </msub>
                        <mrow>
                          <mo stretchy="false">(</mo>
                          <mrow>
                            <mi>t</mi>
                          </mrow>
                          <mo stretchy="false">)</mo>
                        </mrow>
                      </mrow>
                      <mrow>
                        <mi mathvariant="italic">dt</mi>
                      </mrow>
                    </mfrac>
                  </mrow>
                  <mi>,</mi>
                </mrow>
              </mtd>
            </mtr>
            <mtr>
              <mtd>
                <mrow>
                  <mrow>
                    <mn>0</mn>
                    <mo stretchy="false">=</mo>
                    <mrow>
                      <msub>
                        <mi>r</mi>
                        <mn>2</mn>
                      </msub>
                      <mo stretchy="false">⋅</mo>
                      <msub>
                        <mi>i</mi>
                        <mrow>
                          <mo stretchy="false">α</mo>
                          <mi>p</mi>
                        </mrow>
                      </msub>
                    </mrow>
                  </mrow>
                  <mrow>
                    <mrow>
                      <mrow>
                        <mo stretchy="false">(</mo>
                        <mrow>
                          <mi>t</mi>
                        </mrow>
                        <mo stretchy="false">)</mo>
                      </mrow>
                      <mo stretchy="false">+</mo>
                      <mfrac>
                        <mrow>
                          <mi>d</mi>
                          <msub>
                            <mo stretchy="false">Ψ</mo>
                            <mrow>
                              <mo stretchy="false">α</mo>
                              <mi>p</mi>
                            </mrow>
                          </msub>
                          <mrow>
                            <mo stretchy="false">(</mo>
                            <mrow>
                              <mi>t</mi>
                            </mrow>
                            <mo stretchy="false">)</mo>
                          </mrow>
                        </mrow>
                        <mrow>
                          <mi mathvariant="italic">dt</mi>
                        </mrow>
                      </mfrac>
                    </mrow>
                    <mo stretchy="false">−</mo>
                    <mrow>
                      <msub>
                        <mo stretchy="false">ω</mo>
                        <mn>1</mn>
                      </msub>
                      <mo stretchy="false">⋅</mo>
                      <msub>
                        <mo stretchy="false">Ψ</mo>
                        <mrow>
                          <mo stretchy="false">β</mo>
                          <mi>p</mi>
                        </mrow>
                      </msub>
                    </mrow>
                  </mrow>
                  <mrow>
                    <mo stretchy="false">(</mo>
                    <mrow>
                      <mi>t</mi>
                    </mrow>
                    <mo stretchy="false">)</mo>
                  </mrow>
                  <mi>,</mi>
                </mrow>
              </mtd>
            </mtr>
            <mtr>
              <mtd>
                <mrow>
                  <mrow>
                    <mn>0</mn>
                    <mo stretchy="false">=</mo>
                    <mrow>
                      <msub>
                        <mi>r</mi>
                        <mn>2</mn>
                      </msub>
                      <mo stretchy="false">⋅</mo>
                      <msub>
                        <mi>i</mi>
                        <mrow>
                          <mo stretchy="false">β</mo>
                          <mi>p</mi>
                        </mrow>
                      </msub>
                    </mrow>
                  </mrow>
                  <mrow>
                    <mrow>
                      <mrow>
                        <mo stretchy="false">(</mo>
                        <mrow>
                          <mi>t</mi>
                        </mrow>
                        <mo stretchy="false">)</mo>
                      </mrow>
                      <mo stretchy="false">+</mo>
                      <mfrac>
                        <mrow>
                          <mi>d</mi>
                          <msub>
                            <mo stretchy="false">Ψ</mo>
                            <mrow>
                              <mo stretchy="false">β</mo>
                              <mi>p</mi>
                            </mrow>
                          </msub>
                          <mrow>
                            <mo stretchy="false">(</mo>
                            <mrow>
                              <mi>t</mi>
                            </mrow>
                            <mo stretchy="false">)</mo>
                          </mrow>
                        </mrow>
                        <mrow>
                          <mi mathvariant="italic">dt</mi>
                        </mrow>
                      </mfrac>
                    </mrow>
                    <mo stretchy="false">−</mo>
                    <mrow>
                      <msub>
                        <mo stretchy="false">ω</mo>
                        <mn>1</mn>
                      </msub>
                      <mo stretchy="false">⋅</mo>
                      <msub>
                        <mo stretchy="false">Ψ</mo>
                        <mrow>
                          <mo stretchy="false">α</mo>
                          <mi>p</mi>
                        </mrow>
                      </msub>
                    </mrow>
                  </mrow>
                  <mrow>
                    <mo stretchy="false">(</mo>
                    <mrow>
                      <mi>t</mi>
                    </mrow>
                    <mo stretchy="false">)</mo>
                  </mrow>
                  <mi>;</mi>
                </mrow>
              </mtd>
            </mtr>
          </mtable>
        </mrow>
      </mrow>
    </mrow>
    <annotation encoding="StarMath 5.0">left lbrace stack { 
U_{%alpha c}(t) = r_1 cdot i_{%alpha c}(t) + {d %PSI_{%alpha c} (t)} over {dt} , #
U_{%beta  c}(t) = r_1 cdot i_{%beta  c}(t) + {d %PSI_{%beta  c} (t)} over {dt} , #
              0 = r_2 cdot i_{%alpha p}(t) + {d %PSI_{%alpha p} (t)} over {dt} - %omega_1 cdot %PSI_{%beta p} (t) , #
              0 = r_2 cdot i_{%beta  p}(t) + {d %PSI_{%beta p} (t)} over {dt} - %omega_1 cdot %PSI_{%alpha p} (t) ;
} right none</annotation>
  </semantics>
</math>
</file>

<file path=Object 20/content.xml><?xml version="1.0" encoding="utf-8"?>
<math xmlns="http://www.w3.org/1998/Math/MathML">
  <semantics>
    <mrow>
      <msub>
        <mi>Ф</mi>
        <mn>1</mn>
      </msub>
      <mrow>
        <mi/>
        <mo stretchy="false">=</mo>
        <mi/>
      </mrow>
      <msub>
        <mi>Ф</mi>
        <mn>10</mn>
      </msub>
      <mrow>
        <mi/>
        <mo stretchy="false">+</mo>
        <mi/>
      </mrow>
      <msub>
        <mi>Ф</mi>
        <mrow>
          <mn>1</mn>
          <mo stretchy="false">σ</mo>
        </mrow>
      </msub>
    </mrow>
    <annotation encoding="StarMath 5.0">Ф_1 ~=~ Ф_10 ~+~ Ф_{1 %sigma}</annotation>
  </semantics>
</math>
</file>

<file path=Object 21/content.xml><?xml version="1.0" encoding="utf-8"?>
<math xmlns="http://www.w3.org/1998/Math/MathML">
  <semantics>
    <mrow>
      <msub>
        <mi>Ф</mi>
        <mn>10</mn>
      </msub>
    </mrow>
    <annotation encoding="StarMath 5.0">Ф_10</annotation>
  </semantics>
</math>
</file>

<file path=Object 22/content.xml><?xml version="1.0" encoding="utf-8"?>
<math xmlns="http://www.w3.org/1998/Math/MathML">
  <semantics>
    <mrow>
      <msub>
        <mi>Ф</mi>
        <mrow>
          <mn>1</mn>
          <mo stretchy="false">σ</mo>
        </mrow>
      </msub>
    </mrow>
    <annotation encoding="StarMath 5.0">Ф_{1 %sigma}</annotation>
  </semantics>
</math>
</file>

<file path=Object 23/content.xml><?xml version="1.0" encoding="utf-8"?>
<math xmlns="http://www.w3.org/1998/Math/MathML">
  <semantics>
    <mrow>
      <msub>
        <mi>L</mi>
        <mn>1</mn>
      </msub>
      <mrow>
        <mi/>
        <mo stretchy="false">=</mo>
        <mi/>
      </mrow>
      <msub>
        <mi>L</mi>
        <mn>10</mn>
      </msub>
      <mrow>
        <mi/>
        <mo stretchy="false">+</mo>
        <mi/>
      </mrow>
      <msub>
        <mi>L</mi>
        <mrow>
          <mn>1</mn>
          <mo stretchy="false">σ</mo>
        </mrow>
      </msub>
      <mi>,</mi>
      <mi/>
      <msub>
        <mi>L</mi>
        <mn>2</mn>
      </msub>
      <mi>'</mi>
      <mrow>
        <mi/>
        <mo stretchy="false">=</mo>
        <mi/>
      </mrow>
      <msub>
        <mi>L</mi>
        <mn>20</mn>
      </msub>
      <mi>'</mi>
      <mrow>
        <mi/>
        <mo stretchy="false">+</mo>
        <mi/>
      </mrow>
      <msub>
        <mi>L</mi>
        <mrow>
          <mn>2</mn>
          <mo stretchy="false">σ</mo>
        </mrow>
      </msub>
      <mi>'</mi>
    </mrow>
    <annotation encoding="StarMath 5.0">L_1 ~=~ L_10 ~+~ L_{1 %sigma} , ~L_2' ~=~ L_20' ~+~ L_{2 %sigma}'</annotation>
  </semantics>
</math>
</file>

<file path=Object 24/content.xml><?xml version="1.0" encoding="utf-8"?>
<math xmlns="http://www.w3.org/1998/Math/MathML">
  <semantics>
    <mrow>
      <msub>
        <mi>x</mi>
        <mn>1</mn>
      </msub>
      <mrow>
        <mi/>
        <mo stretchy="false">=</mo>
        <mi/>
      </mrow>
      <mrow>
        <msub>
          <mo stretchy="false">ω</mo>
          <mn>1</mn>
        </msub>
        <mo stretchy="false">⋅</mo>
        <msub>
          <mi>L</mi>
          <mn>1</mn>
        </msub>
      </mrow>
      <mi>,</mi>
      <mi/>
      <msub>
        <mi>x</mi>
        <mrow>
          <mn>1</mn>
          <mo stretchy="false">σ</mo>
        </mrow>
      </msub>
      <mrow>
        <mi/>
        <mo stretchy="false">=</mo>
        <mi/>
      </mrow>
      <mrow>
        <msub>
          <mo stretchy="false">ω</mo>
          <mn>1</mn>
        </msub>
        <mo stretchy="false">⋅</mo>
        <msub>
          <mi>L</mi>
          <mrow>
            <mn>1</mn>
            <mo stretchy="false">σ</mo>
          </mrow>
        </msub>
      </mrow>
      <mi>,</mi>
      <mi/>
      <msub>
        <mi>x</mi>
        <mn>2</mn>
      </msub>
      <mi>'</mi>
      <mrow>
        <mi/>
        <mo stretchy="false">=</mo>
        <mi/>
      </mrow>
      <mrow>
        <msub>
          <mo stretchy="false">ω</mo>
          <mn>1</mn>
        </msub>
        <mo stretchy="false">⋅</mo>
        <msub>
          <mi>L</mi>
          <mn>2</mn>
        </msub>
      </mrow>
      <mi>'</mi>
      <mi>,</mi>
      <mi/>
      <msub>
        <mi>x</mi>
        <mrow>
          <mn>2</mn>
          <mo stretchy="false">σ</mo>
        </mrow>
      </msub>
      <mi>'</mi>
      <mrow>
        <mi/>
        <mo stretchy="false">=</mo>
        <mi/>
      </mrow>
      <mrow>
        <msub>
          <mo stretchy="false">ω</mo>
          <mn>1</mn>
        </msub>
        <mo stretchy="false">⋅</mo>
        <msub>
          <mi>L</mi>
          <mrow>
            <mn>2</mn>
            <mo stretchy="false">σ</mo>
          </mrow>
        </msub>
      </mrow>
      <mi>'</mi>
    </mrow>
    <annotation encoding="StarMath 5.0">x_1          ~=~ %omega_1 cdot L_1 , ~
x_{1 %sigma} ~=~ %omega_1 cdot L_{1 %sigma },~
x_2'         ~=~ %omega_1 cdot L_2' , ~
x_{2 %sigma}'~=~ %omega_1 cdot L_{2 %sigma }'</annotation>
  </semantics>
</math>
</file>

<file path=Object 25/content.xml><?xml version="1.0" encoding="utf-8"?>
<math xmlns="http://www.w3.org/1998/Math/MathML">
  <semantics>
    <mrow>
      <msub>
        <mi>L</mi>
        <mn>10</mn>
      </msub>
      <mrow>
        <mi/>
        <mo stretchy="false">=</mo>
        <mi/>
      </mrow>
      <msub>
        <mi>L</mi>
        <mn>20</mn>
      </msub>
      <mi>'</mi>
      <mrow>
        <mi/>
        <mo stretchy="false">=</mo>
        <mi/>
      </mrow>
      <msub>
        <mi>L</mi>
        <mrow>
          <mn>12</mn>
        </mrow>
      </msub>
      <mi>'</mi>
      <mrow>
        <mi/>
        <mo stretchy="false">=</mo>
        <mi/>
      </mrow>
      <msub>
        <mi>L</mi>
        <mrow>
          <mn>21</mn>
        </mrow>
      </msub>
      <mi>'</mi>
      <mrow>
        <mi/>
        <mo stretchy="false">=</mo>
        <mi/>
      </mrow>
      <msub>
        <mi>L</mi>
        <mi>m</mi>
      </msub>
    </mrow>
    <annotation encoding="StarMath 5.0">L_10 ~=~ L_20 ' ~=~ L_{12}' ~=~ L_{21}' ~=~ L_m</annotation>
  </semantics>
</math>
</file>

<file path=Object 26/content.xml><?xml version="1.0" encoding="utf-8"?>
<math xmlns="http://www.w3.org/1998/Math/MathML">
  <semantics>
    <mrow>
      <msub>
        <mi>x</mi>
        <mn>10</mn>
      </msub>
      <mrow>
        <mi/>
        <mo stretchy="false">=</mo>
        <mi/>
      </mrow>
      <msub>
        <mi>x</mi>
        <mn>20</mn>
      </msub>
      <mi>'</mi>
      <mrow>
        <mi/>
        <mo stretchy="false">=</mo>
        <mi/>
      </mrow>
      <msub>
        <mi>x</mi>
        <mrow>
          <mn>12</mn>
        </mrow>
      </msub>
      <mi>'</mi>
      <mrow>
        <mi/>
        <mo stretchy="false">=</mo>
        <mi/>
      </mrow>
      <msub>
        <mi>x</mi>
        <mrow>
          <mn>21</mn>
        </mrow>
      </msub>
      <mi>'</mi>
      <mrow>
        <mi/>
        <mo stretchy="false">=</mo>
        <mi/>
      </mrow>
      <msub>
        <mi>x</mi>
        <mi>m</mi>
      </msub>
    </mrow>
    <annotation encoding="StarMath 5.0">x_10 ~=~ x_20 ' ~=~ x_{12}' ~=~ x_{21}' ~=~ x_m</annotation>
  </semantics>
</math>
</file>

<file path=Object 27/content.xml><?xml version="1.0" encoding="utf-8"?>
<math xmlns="http://www.w3.org/1998/Math/MathML">
  <semantics>
    <mrow>
      <msub>
        <mi>L</mi>
        <mi>m</mi>
      </msub>
    </mrow>
    <annotation encoding="StarMath 5.0">L_m</annotation>
  </semantics>
</math>
</file>

<file path=Object 28/content.xml><?xml version="1.0" encoding="utf-8"?>
<math xmlns="http://www.w3.org/1998/Math/MathML">
  <semantics>
    <mrow>
      <msub>
        <mi>x</mi>
        <mi>m</mi>
      </msub>
    </mrow>
    <annotation encoding="StarMath 5.0">x_m</annotation>
  </semantics>
</math>
</file>

<file path=Object 29/content.xml><?xml version="1.0" encoding="utf-8"?>
<math xmlns="http://www.w3.org/1998/Math/MathML">
  <semantics>
    <mrow>
      <msub>
        <mi>L</mi>
        <mrow>
          <mn>1</mn>
          <mo stretchy="false">σ</mo>
        </mrow>
      </msub>
    </mrow>
    <annotation encoding="StarMath 5.0">L_{1 %sigma}</annotation>
  </semantics>
</math>
</file>

<file path=Object 3/content.xml><?xml version="1.0" encoding="utf-8"?>
<math xmlns="http://www.w3.org/1998/Math/MathML">
  <semantics>
    <mrow>
      <msub>
        <mi>r</mi>
        <mn>1</mn>
      </msub>
      <mi>,</mi>
      <mi/>
      <msub>
        <mi>r</mi>
        <mn>2</mn>
      </msub>
    </mrow>
    <annotation encoding="StarMath 5.0">r_1 , ~r_2</annotation>
  </semantics>
</math>
</file>

<file path=Object 30/content.xml><?xml version="1.0" encoding="utf-8"?>
<math xmlns="http://www.w3.org/1998/Math/MathML">
  <semantics>
    <mrow>
      <msub>
        <mi>L</mi>
        <mrow>
          <mn>2</mn>
          <mo stretchy="false">σ</mo>
        </mrow>
      </msub>
      <mi>'</mi>
    </mrow>
    <annotation encoding="StarMath 5.0">L_{2 %sigma}'</annotation>
  </semantics>
</math>
</file>

<file path=Object 31/content.xml><?xml version="1.0" encoding="utf-8"?>
<math xmlns="http://www.w3.org/1998/Math/MathML">
  <semantics>
    <mrow>
      <mrow>
        <msub>
          <mi>L</mi>
          <mrow>
            <mn>10</mn>
          </mrow>
        </msub>
        <mo stretchy="false">=</mo>
        <msub>
          <mi>L</mi>
          <mi>m</mi>
        </msub>
      </mrow>
    </mrow>
    <annotation encoding="StarMath 5.0">L_{10} = L_m</annotation>
  </semantics>
</math>
</file>

<file path=Object 32/content.xml><?xml version="1.0" encoding="utf-8"?>
<math xmlns="http://www.w3.org/1998/Math/MathML">
  <semantics>
    <mrow>
      <mrow>
        <msub>
          <mi>L</mi>
          <mrow>
            <mn>10</mn>
          </mrow>
        </msub>
        <mo stretchy="false">=</mo>
        <msub>
          <mi>L</mi>
          <mi>m</mi>
        </msub>
      </mrow>
    </mrow>
    <annotation encoding="StarMath 5.0">L_{10} = L_m</annotation>
  </semantics>
</math>
</file>

<file path=Object 33/content.xml><?xml version="1.0" encoding="utf-8"?>
<math xmlns="http://www.w3.org/1998/Math/MathML">
  <semantics>
    <mrow>
      <msub>
        <mi>L</mi>
        <mrow>
          <mn>12</mn>
        </mrow>
      </msub>
      <mrow>
        <mi>'</mi>
        <mo stretchy="false">=</mo>
        <msub>
          <mi>L</mi>
          <mrow>
            <mn>21</mn>
          </mrow>
        </msub>
      </mrow>
      <mrow>
        <mi>'</mi>
        <mo stretchy="false">=</mo>
        <msub>
          <mi>L</mi>
          <mi>m</mi>
        </msub>
      </mrow>
    </mrow>
    <annotation encoding="StarMath 5.0">L_{12}' = L_{21}' = L_m</annotation>
  </semantics>
</math>
</file>

<file path=Object 34/content.xml><?xml version="1.0" encoding="utf-8"?>
<math xmlns="http://www.w3.org/1998/Math/MathML">
  <semantics>
    <mrow>
      <mrow>
        <mo stretchy="true">{</mo>
        <mrow>
          <mtable>
            <mtr>
              <mtd>
                <mrow>
                  <msub>
                    <mi>i</mi>
                    <mrow>
                      <mo stretchy="false">α</mo>
                      <mi>c</mi>
                    </mrow>
                  </msub>
                  <mrow>
                    <mo stretchy="false">(</mo>
                    <mrow>
                      <mi>t</mi>
                    </mrow>
                    <mo stretchy="false">)</mo>
                  </mrow>
                  <mrow>
                    <mi/>
                    <mo stretchy="false">=</mo>
                    <mi/>
                  </mrow>
                  <mfrac>
                    <mrow>
                      <msub>
                        <mo stretchy="false">Ψ</mo>
                        <mrow>
                          <mo stretchy="false">α</mo>
                          <mi>c</mi>
                        </mrow>
                      </msub>
                      <mrow>
                        <mrow>
                          <mo stretchy="false">(</mo>
                          <mrow>
                            <mi>t</mi>
                          </mrow>
                          <mo stretchy="false">)</mo>
                        </mrow>
                        <mo stretchy="false">⋅</mo>
                        <mrow>
                          <mo stretchy="false">(</mo>
                          <mrow>
                            <mrow>
                              <msub>
                                <mi>L</mi>
                                <mrow>
                                  <mn>2</mn>
                                  <mo stretchy="false">σ</mo>
                                </mrow>
                              </msub>
                              <mo stretchy="false">+</mo>
                              <msub>
                                <mi>L</mi>
                                <mi>m</mi>
                              </msub>
                            </mrow>
                          </mrow>
                          <mo stretchy="false">)</mo>
                        </mrow>
                      </mrow>
                      <mrow>
                        <mi/>
                        <mo stretchy="false">−</mo>
                        <mi/>
                      </mrow>
                      <msub>
                        <mo stretchy="false">Ψ</mo>
                        <mrow>
                          <mo stretchy="false">α</mo>
                          <mi>p</mi>
                        </mrow>
                      </msub>
                      <mrow>
                        <mrow>
                          <mo stretchy="false">(</mo>
                          <mrow>
                            <mi>t</mi>
                          </mrow>
                          <mo stretchy="false">)</mo>
                        </mrow>
                        <mo stretchy="false">⋅</mo>
                        <msub>
                          <mi>L</mi>
                          <mi>m</mi>
                        </msub>
                      </mrow>
                    </mrow>
                    <mrow>
                      <mrow>
                        <mrow>
                          <mrow>
                            <msub>
                              <mi>L</mi>
                              <mrow>
                                <mn>1</mn>
                                <mo stretchy="false">σ</mo>
                              </mrow>
                            </msub>
                            <mo stretchy="false">⋅</mo>
                            <msub>
                              <mi>L</mi>
                              <mrow>
                                <mn>2</mn>
                                <mo stretchy="false">σ</mo>
                              </mrow>
                            </msub>
                          </mrow>
                          <mo stretchy="false">+</mo>
                          <mrow>
                            <msub>
                              <mi>L</mi>
                              <mrow>
                                <mn>1</mn>
                                <mo stretchy="false">σ</mo>
                              </mrow>
                            </msub>
                            <mo stretchy="false">⋅</mo>
                            <msub>
                              <mi>L</mi>
                              <mrow>
                                <mi>m</mi>
                              </mrow>
                            </msub>
                          </mrow>
                        </mrow>
                        <mo stretchy="false">+</mo>
                        <mrow>
                          <msub>
                            <mi>L</mi>
                            <mrow>
                              <mn>2</mn>
                              <mo stretchy="false">σ</mo>
                            </mrow>
                          </msub>
                          <mo stretchy="false">⋅</mo>
                          <msub>
                            <mi>L</mi>
                            <mrow>
                              <mi>m</mi>
                            </mrow>
                          </msub>
                        </mrow>
                      </mrow>
                    </mrow>
                  </mfrac>
                  <mi>,</mi>
                </mrow>
              </mtd>
            </mtr>
            <mtr>
              <mtd>
                <mrow>
                  <msub>
                    <mi>i</mi>
                    <mrow>
                      <mo stretchy="false">β</mo>
                      <mi>c</mi>
                    </mrow>
                  </msub>
                  <mrow>
                    <mo stretchy="false">(</mo>
                    <mrow>
                      <mi>t</mi>
                    </mrow>
                    <mo stretchy="false">)</mo>
                  </mrow>
                  <mrow>
                    <mi/>
                    <mo stretchy="false">=</mo>
                    <mi/>
                  </mrow>
                  <mfrac>
                    <mrow>
                      <msub>
                        <mo stretchy="false">Ψ</mo>
                        <mrow>
                          <mo stretchy="false">β</mo>
                          <mi>c</mi>
                        </mrow>
                      </msub>
                      <mrow>
                        <mrow>
                          <mo stretchy="false">(</mo>
                          <mrow>
                            <mi>t</mi>
                          </mrow>
                          <mo stretchy="false">)</mo>
                        </mrow>
                        <mo stretchy="false">⋅</mo>
                        <mrow>
                          <mo stretchy="false">(</mo>
                          <mrow>
                            <mrow>
                              <msub>
                                <mi>L</mi>
                                <mrow>
                                  <mn>2</mn>
                                  <mo stretchy="false">σ</mo>
                                </mrow>
                              </msub>
                              <mo stretchy="false">+</mo>
                              <msub>
                                <mi>L</mi>
                                <mi>m</mi>
                              </msub>
                            </mrow>
                          </mrow>
                          <mo stretchy="false">)</mo>
                        </mrow>
                      </mrow>
                      <mrow>
                        <mi/>
                        <mo stretchy="false">−</mo>
                        <mi/>
                      </mrow>
                      <msub>
                        <mo stretchy="false">Ψ</mo>
                        <mrow>
                          <mo stretchy="false">β</mo>
                          <mi>p</mi>
                        </mrow>
                      </msub>
                      <mrow>
                        <mrow>
                          <mo stretchy="false">(</mo>
                          <mrow>
                            <mi>t</mi>
                          </mrow>
                          <mo stretchy="false">)</mo>
                        </mrow>
                        <mo stretchy="false">⋅</mo>
                        <msub>
                          <mi>L</mi>
                          <mi>m</mi>
                        </msub>
                      </mrow>
                    </mrow>
                    <mrow>
                      <mrow>
                        <mrow>
                          <mrow>
                            <msub>
                              <mi>L</mi>
                              <mrow>
                                <mn>1</mn>
                                <mo stretchy="false">σ</mo>
                              </mrow>
                            </msub>
                            <mo stretchy="false">⋅</mo>
                            <msub>
                              <mi>L</mi>
                              <mrow>
                                <mn>2</mn>
                                <mo stretchy="false">σ</mo>
                              </mrow>
                            </msub>
                          </mrow>
                          <mo stretchy="false">+</mo>
                          <mrow>
                            <msub>
                              <mi>L</mi>
                              <mrow>
                                <mn>1</mn>
                                <mo stretchy="false">σ</mo>
                              </mrow>
                            </msub>
                            <mo stretchy="false">⋅</mo>
                            <msub>
                              <mi>L</mi>
                              <mrow>
                                <mi>m</mi>
                              </mrow>
                            </msub>
                          </mrow>
                        </mrow>
                        <mo stretchy="false">+</mo>
                        <mrow>
                          <msub>
                            <mi>L</mi>
                            <mrow>
                              <mn>2</mn>
                              <mo stretchy="false">σ</mo>
                            </mrow>
                          </msub>
                          <mo stretchy="false">⋅</mo>
                          <msub>
                            <mi>L</mi>
                            <mrow>
                              <mi>m</mi>
                            </mrow>
                          </msub>
                        </mrow>
                      </mrow>
                    </mrow>
                  </mfrac>
                  <mi>,</mi>
                </mrow>
              </mtd>
            </mtr>
            <mtr>
              <mtd>
                <mrow>
                  <msub>
                    <mi>i</mi>
                    <mrow>
                      <mo stretchy="false">α</mo>
                      <mi>p</mi>
                    </mrow>
                  </msub>
                  <mrow>
                    <mo stretchy="false">(</mo>
                    <mrow>
                      <mi>t</mi>
                    </mrow>
                    <mo stretchy="false">)</mo>
                  </mrow>
                  <mrow>
                    <mi/>
                    <mo stretchy="false">=</mo>
                    <mi/>
                  </mrow>
                  <mfrac>
                    <mrow>
                      <msub>
                        <mo stretchy="false">Ψ</mo>
                        <mrow>
                          <mo stretchy="false">α</mo>
                          <mi>p</mi>
                        </mrow>
                      </msub>
                      <mrow>
                        <mrow>
                          <mo stretchy="false">(</mo>
                          <mrow>
                            <mi>t</mi>
                          </mrow>
                          <mo stretchy="false">)</mo>
                        </mrow>
                        <mo stretchy="false">⋅</mo>
                        <mrow>
                          <mo stretchy="false">(</mo>
                          <mrow>
                            <mrow>
                              <msub>
                                <mi>L</mi>
                                <mrow>
                                  <mn>1</mn>
                                  <mo stretchy="false">σ</mo>
                                </mrow>
                              </msub>
                              <mo stretchy="false">+</mo>
                              <msub>
                                <mi>L</mi>
                                <mi>m</mi>
                              </msub>
                            </mrow>
                          </mrow>
                          <mo stretchy="false">)</mo>
                        </mrow>
                      </mrow>
                      <mrow>
                        <mi/>
                        <mo stretchy="false">−</mo>
                        <mi/>
                      </mrow>
                      <msub>
                        <mo stretchy="false">Ψ</mo>
                        <mrow>
                          <mo stretchy="false">α</mo>
                          <mi>c</mi>
                        </mrow>
                      </msub>
                      <mrow>
                        <mrow>
                          <mo stretchy="false">(</mo>
                          <mrow>
                            <mi>t</mi>
                          </mrow>
                          <mo stretchy="false">)</mo>
                        </mrow>
                        <mo stretchy="false">⋅</mo>
                        <msub>
                          <mi>L</mi>
                          <mi>m</mi>
                        </msub>
                      </mrow>
                    </mrow>
                    <mrow>
                      <mrow>
                        <mrow>
                          <mrow>
                            <msub>
                              <mi>L</mi>
                              <mrow>
                                <mn>1</mn>
                                <mo stretchy="false">σ</mo>
                              </mrow>
                            </msub>
                            <mo stretchy="false">⋅</mo>
                            <msub>
                              <mi>L</mi>
                              <mrow>
                                <mn>2</mn>
                                <mo stretchy="false">σ</mo>
                              </mrow>
                            </msub>
                          </mrow>
                          <mo stretchy="false">+</mo>
                          <mrow>
                            <msub>
                              <mi>L</mi>
                              <mrow>
                                <mn>1</mn>
                                <mo stretchy="false">σ</mo>
                              </mrow>
                            </msub>
                            <mo stretchy="false">⋅</mo>
                            <msub>
                              <mi>L</mi>
                              <mrow>
                                <mi>m</mi>
                              </mrow>
                            </msub>
                          </mrow>
                        </mrow>
                        <mo stretchy="false">+</mo>
                        <mrow>
                          <msub>
                            <mi>L</mi>
                            <mrow>
                              <mn>2</mn>
                              <mo stretchy="false">σ</mo>
                            </mrow>
                          </msub>
                          <mo stretchy="false">⋅</mo>
                          <msub>
                            <mi>L</mi>
                            <mrow>
                              <mi>m</mi>
                            </mrow>
                          </msub>
                        </mrow>
                      </mrow>
                    </mrow>
                  </mfrac>
                  <mi>,</mi>
                </mrow>
              </mtd>
            </mtr>
            <mtr>
              <mtd>
                <mrow>
                  <msub>
                    <mi>i</mi>
                    <mrow>
                      <mo stretchy="false">β</mo>
                      <mi>p</mi>
                    </mrow>
                  </msub>
                  <mrow>
                    <mo stretchy="false">(</mo>
                    <mrow>
                      <mi>t</mi>
                    </mrow>
                    <mo stretchy="false">)</mo>
                  </mrow>
                  <mrow>
                    <mi/>
                    <mo stretchy="false">=</mo>
                    <mi/>
                  </mrow>
                  <mfrac>
                    <mrow>
                      <msub>
                        <mo stretchy="false">Ψ</mo>
                        <mrow>
                          <mo stretchy="false">β</mo>
                          <mi>p</mi>
                        </mrow>
                      </msub>
                      <mrow>
                        <mrow>
                          <mo stretchy="false">(</mo>
                          <mrow>
                            <mi>t</mi>
                          </mrow>
                          <mo stretchy="false">)</mo>
                        </mrow>
                        <mo stretchy="false">⋅</mo>
                        <mrow>
                          <mo stretchy="false">(</mo>
                          <mrow>
                            <mrow>
                              <msub>
                                <mi>L</mi>
                                <mrow>
                                  <mn>1</mn>
                                  <mo stretchy="false">σ</mo>
                                </mrow>
                              </msub>
                              <mo stretchy="false">+</mo>
                              <msub>
                                <mi>L</mi>
                                <mi>m</mi>
                              </msub>
                            </mrow>
                          </mrow>
                          <mo stretchy="false">)</mo>
                        </mrow>
                      </mrow>
                      <mrow>
                        <mi/>
                        <mo stretchy="false">−</mo>
                        <mi/>
                      </mrow>
                      <msub>
                        <mo stretchy="false">Ψ</mo>
                        <mrow>
                          <mo stretchy="false">β</mo>
                          <mi>c</mi>
                        </mrow>
                      </msub>
                      <mrow>
                        <mrow>
                          <mo stretchy="false">(</mo>
                          <mrow>
                            <mi>t</mi>
                          </mrow>
                          <mo stretchy="false">)</mo>
                        </mrow>
                        <mo stretchy="false">⋅</mo>
                        <msub>
                          <mi>L</mi>
                          <mi>m</mi>
                        </msub>
                      </mrow>
                    </mrow>
                    <mrow>
                      <mrow>
                        <mrow>
                          <mrow>
                            <msub>
                              <mi>L</mi>
                              <mrow>
                                <mn>1</mn>
                                <mo stretchy="false">σ</mo>
                              </mrow>
                            </msub>
                            <mo stretchy="false">⋅</mo>
                            <msub>
                              <mi>L</mi>
                              <mrow>
                                <mn>2</mn>
                                <mo stretchy="false">σ</mo>
                              </mrow>
                            </msub>
                          </mrow>
                          <mo stretchy="false">+</mo>
                          <mrow>
                            <msub>
                              <mi>L</mi>
                              <mrow>
                                <mn>1</mn>
                                <mo stretchy="false">σ</mo>
                              </mrow>
                            </msub>
                            <mo stretchy="false">⋅</mo>
                            <msub>
                              <mi>L</mi>
                              <mrow>
                                <mi>m</mi>
                              </mrow>
                            </msub>
                          </mrow>
                        </mrow>
                        <mo stretchy="false">+</mo>
                        <mrow>
                          <msub>
                            <mi>L</mi>
                            <mrow>
                              <mn>2</mn>
                              <mo stretchy="false">σ</mo>
                            </mrow>
                          </msub>
                          <mo stretchy="false">⋅</mo>
                          <msub>
                            <mi>L</mi>
                            <mrow>
                              <mi>m</mi>
                            </mrow>
                          </msub>
                        </mrow>
                      </mrow>
                    </mrow>
                  </mfrac>
                  <mi>,</mi>
                </mrow>
              </mtd>
            </mtr>
          </mtable>
        </mrow>
      </mrow>
    </mrow>
    <annotation encoding="StarMath 5.0">left lbrace stack { 
i_{%alpha c}(t) ~=~ {%PSI_{%alpha c}(t) cdot (L_{2 %sigma}+L_m) ~-~ %PSI_{%alpha p}(t) cdot L_m} over {L_{1 %sigma} cdot L_{2 %sigma} + L_{1 %sigma} cdot L_{m} + L_{2 %sigma} cdot L_{m}}, #
i_{%beta c}(t)  ~=~ {%PSI_{%beta  c}(t) cdot (L_{2 %sigma}+L_m) ~-~ %PSI_{%beta  p}(t) cdot L_m} over {L_{1 %sigma} cdot L_{2 %sigma} + L_{1 %sigma} cdot L_{m} + L_{2 %sigma} cdot L_{m}}, #
i_{%alpha p}(t) ~=~ {%PSI_{%alpha p}(t) cdot (L_{1 %sigma}+L_m) ~-~ %PSI_{%alpha c}(t) cdot L_m} over {L_{1 %sigma} cdot L_{2 %sigma} + L_{1 %sigma} cdot L_{m} + L_{2 %sigma} cdot L_{m}}, #
i_{%beta p}(t)  ~=~ {%PSI_{%beta  p}(t) cdot (L_{1 %sigma}+L_m) ~-~ %PSI_{%beta  c}(t) cdot L_m} over {L_{1 %sigma} cdot L_{2 %sigma} + L_{1 %sigma} cdot L_{m} + L_{2 %sigma} cdot L_{m}},
} right none</annotation>
  </semantics>
</math>
</file>

<file path=Object 35/content.xml><?xml version="1.0" encoding="utf-8"?>
<math xmlns="http://www.w3.org/1998/Math/MathML">
  <semantics>
    <mrow>
      <mi>M</mi>
      <mrow>
        <mrow>
          <mo stretchy="false">(</mo>
          <mrow>
            <mi>t</mi>
          </mrow>
          <mo stretchy="false">)</mo>
        </mrow>
        <mo stretchy="false">=</mo>
        <mrow>
          <mrow>
            <mrow>
              <mrow>
                <mfrac>
                  <mn>1</mn>
                  <mn>2</mn>
                </mfrac>
              </mrow>
              <mo stretchy="false">⋅</mo>
              <msub>
                <mi>p</mi>
                <mi>п</mi>
              </msub>
            </mrow>
            <mo stretchy="false">⋅</mo>
            <msub>
              <mi>p</mi>
              <mi>f</mi>
            </msub>
          </mrow>
          <mo stretchy="false">⋅</mo>
          <mfenced open="(" close=")">
            <mrow>
              <mrow>
                <msub>
                  <mo stretchy="false">Ψ</mo>
                  <mrow>
                    <mo stretchy="false">α</mo>
                    <mi>c</mi>
                  </mrow>
                </msub>
                <mrow>
                  <mrow>
                    <mo stretchy="false">(</mo>
                    <mrow>
                      <mi>t</mi>
                    </mrow>
                    <mo stretchy="false">)</mo>
                  </mrow>
                  <mo stretchy="false">⋅</mo>
                  <msub>
                    <mi>i</mi>
                    <mrow>
                      <mo stretchy="false">β</mo>
                      <mi>c</mi>
                    </mrow>
                  </msub>
                </mrow>
                <mrow>
                  <mo stretchy="false">(</mo>
                  <mrow>
                    <mi>t</mi>
                  </mrow>
                  <mo stretchy="false">)</mo>
                </mrow>
                <mrow>
                  <mi/>
                  <mo stretchy="false">−</mo>
                  <mi/>
                </mrow>
                <msub>
                  <mo stretchy="false">Ψ</mo>
                  <mrow>
                    <mo stretchy="false">β</mo>
                    <mi>c</mi>
                  </mrow>
                </msub>
                <mrow>
                  <mrow>
                    <mo stretchy="false">(</mo>
                    <mrow>
                      <mi>t</mi>
                    </mrow>
                    <mo stretchy="false">)</mo>
                  </mrow>
                  <mo stretchy="false">⋅</mo>
                  <msub>
                    <mi>i</mi>
                    <mrow>
                      <mo stretchy="false">α</mo>
                      <mi>c</mi>
                    </mrow>
                  </msub>
                </mrow>
                <mrow>
                  <mo stretchy="false">(</mo>
                  <mrow>
                    <mi>t</mi>
                  </mrow>
                  <mo stretchy="false">)</mo>
                </mrow>
              </mrow>
            </mrow>
          </mfenced>
        </mrow>
      </mrow>
    </mrow>
    <annotation encoding="StarMath 5.0">M(t) = {1 over 2} cdot p_п cdot p_f cdot left (
{%PSI_{%alpha c}(t) cdot i_{%beta c}(t) ~-~ %PSI_{%beta c}(t) cdot i_{%alpha c}(t)}
right )</annotation>
  </semantics>
</math>
</file>

<file path=Object 36/content.xml><?xml version="1.0" encoding="utf-8"?>
<math xmlns="http://www.w3.org/1998/Math/MathML">
  <semantics>
    <mrow>
      <msub>
        <mi>p</mi>
        <mi>f</mi>
      </msub>
    </mrow>
    <annotation encoding="StarMath 5.0">p_f</annotation>
  </semantics>
</math>
</file>

<file path=Object 37/content.xml><?xml version="1.0" encoding="utf-8"?>
<math xmlns="http://www.w3.org/1998/Math/MathML">
  <semantics>
    <mrow>
      <mrow>
        <mi>D</mi>
        <mo stretchy="false">=</mo>
        <mrow>
          <mrow>
            <mrow>
              <mrow>
                <msub>
                  <mi>L</mi>
                  <mrow>
                    <mn>1</mn>
                    <mo stretchy="false">σ</mo>
                  </mrow>
                </msub>
                <mo stretchy="false">⋅</mo>
                <msub>
                  <mi>L</mi>
                  <mrow>
                    <mn>2</mn>
                    <mo stretchy="false">σ</mo>
                  </mrow>
                </msub>
              </mrow>
              <mo stretchy="false">+</mo>
              <mrow>
                <msub>
                  <mi>L</mi>
                  <mrow>
                    <mn>1</mn>
                    <mo stretchy="false">σ</mo>
                  </mrow>
                </msub>
                <mo stretchy="false">⋅</mo>
                <msub>
                  <mi>L</mi>
                  <mrow>
                    <mi>m</mi>
                  </mrow>
                </msub>
              </mrow>
            </mrow>
            <mo stretchy="false">+</mo>
            <mrow>
              <msub>
                <mi>L</mi>
                <mrow>
                  <mn>2</mn>
                  <mo stretchy="false">σ</mo>
                </mrow>
              </msub>
              <mo stretchy="false">⋅</mo>
              <msub>
                <mi>L</mi>
                <mrow>
                  <mi>m</mi>
                </mrow>
              </msub>
            </mrow>
          </mrow>
        </mrow>
      </mrow>
    </mrow>
    <annotation encoding="StarMath 5.0">D={L_{1 %sigma} cdot L_{2 %sigma} + L_{1 %sigma} cdot L_{m} + L_{2 %sigma} cdot L_{m}}</annotation>
  </semantics>
</math>
</file>

<file path=Object 38/content.xml><?xml version="1.0" encoding="utf-8"?>
<math xmlns="http://www.w3.org/1998/Math/MathML">
  <semantics>
    <mrow>
      <mrow>
        <mo stretchy="true">{</mo>
        <mrow>
          <mtable>
            <mtr>
              <mtd>
                <mrow>
                  <mfrac>
                    <mrow>
                      <mi>d</mi>
                      <msub>
                        <mo stretchy="false">Ψ</mo>
                        <mrow>
                          <mo stretchy="false">α</mo>
                          <mi>c</mi>
                        </mrow>
                      </msub>
                      <mrow>
                        <mo stretchy="false">(</mo>
                        <mrow>
                          <mi>t</mi>
                        </mrow>
                        <mo stretchy="false">)</mo>
                      </mrow>
                    </mrow>
                    <mrow>
                      <mi mathvariant="italic">dt</mi>
                    </mrow>
                  </mfrac>
                  <mrow>
                    <mi/>
                    <mo stretchy="false">=</mo>
                    <mi/>
                  </mrow>
                  <msub>
                    <mi>U</mi>
                    <mrow>
                      <mo stretchy="false">α</mo>
                      <mi>c</mi>
                    </mrow>
                  </msub>
                  <mrow>
                    <mo stretchy="false">(</mo>
                    <mrow>
                      <mi>t</mi>
                    </mrow>
                    <mo stretchy="false">)</mo>
                  </mrow>
                  <mrow>
                    <mi/>
                    <mo stretchy="false">−</mo>
                    <mi/>
                  </mrow>
                  <mrow>
                    <mfrac>
                      <mrow>
                        <mrow>
                          <msub>
                            <mi>r</mi>
                            <mn>1</mn>
                          </msub>
                          <mo stretchy="false">⋅</mo>
                          <mrow>
                            <mo stretchy="false">(</mo>
                            <mrow>
                              <msub>
                                <mi>L</mi>
                                <mrow>
                                  <mn>2</mn>
                                  <mo stretchy="false">σ</mo>
                                </mrow>
                              </msub>
                              <mrow>
                                <mo stretchy="false">(</mo>
                                <mrow>
                                  <mi>t</mi>
                                </mrow>
                                <mo stretchy="false">)</mo>
                              </mrow>
                              <mrow>
                                <mi/>
                                <mo stretchy="false">+</mo>
                                <mi/>
                              </mrow>
                              <msub>
                                <mi>L</mi>
                                <mi>m</mi>
                              </msub>
                            </mrow>
                            <mo stretchy="false">)</mo>
                          </mrow>
                        </mrow>
                      </mrow>
                      <mi>D</mi>
                    </mfrac>
                    <mo stretchy="false">⋅</mo>
                    <mrow>
                      <msub>
                        <mo stretchy="false">Ψ</mo>
                        <mrow>
                          <mo stretchy="false">α</mo>
                          <mi>c</mi>
                        </mrow>
                      </msub>
                      <mrow>
                        <mo stretchy="false">(</mo>
                        <mrow>
                          <mi>t</mi>
                        </mrow>
                        <mo stretchy="false">)</mo>
                      </mrow>
                    </mrow>
                  </mrow>
                  <mrow>
                    <mi/>
                    <mo stretchy="false">+</mo>
                    <mi/>
                  </mrow>
                  <mrow>
                    <mfrac>
                      <mrow>
                        <mrow>
                          <msub>
                            <mi>r</mi>
                            <mn>1</mn>
                          </msub>
                          <mo stretchy="false">⋅</mo>
                          <msub>
                            <mi>L</mi>
                            <mi>m</mi>
                          </msub>
                        </mrow>
                      </mrow>
                      <mi>D</mi>
                    </mfrac>
                    <mo stretchy="false">⋅</mo>
                    <mrow>
                      <msub>
                        <mo stretchy="false">Ψ</mo>
                        <mrow>
                          <mo stretchy="false">α</mo>
                          <mi>p</mi>
                        </mrow>
                      </msub>
                      <mrow>
                        <mo stretchy="false">(</mo>
                        <mrow>
                          <mi>t</mi>
                        </mrow>
                        <mo stretchy="false">)</mo>
                      </mrow>
                    </mrow>
                  </mrow>
                  <mi>,</mi>
                </mrow>
              </mtd>
            </mtr>
            <mtr>
              <mtd>
                <mrow>
                  <mfrac>
                    <mrow>
                      <mi>d</mi>
                      <msub>
                        <mo stretchy="false">Ψ</mo>
                        <mrow>
                          <mo stretchy="false">β</mo>
                          <mi>c</mi>
                        </mrow>
                      </msub>
                      <mrow>
                        <mo stretchy="false">(</mo>
                        <mrow>
                          <mi>t</mi>
                        </mrow>
                        <mo stretchy="false">)</mo>
                      </mrow>
                    </mrow>
                    <mrow>
                      <mi mathvariant="italic">dt</mi>
                    </mrow>
                  </mfrac>
                  <mrow>
                    <mi/>
                    <mo stretchy="false">=</mo>
                    <mi/>
                  </mrow>
                  <msub>
                    <mi>U</mi>
                    <mrow>
                      <mo stretchy="false">β</mo>
                      <mi>c</mi>
                    </mrow>
                  </msub>
                  <mrow>
                    <mo stretchy="false">(</mo>
                    <mrow>
                      <mi>t</mi>
                    </mrow>
                    <mo stretchy="false">)</mo>
                  </mrow>
                  <mrow>
                    <mi/>
                    <mo stretchy="false">−</mo>
                    <mi/>
                  </mrow>
                  <mrow>
                    <mfrac>
                      <mrow>
                        <mrow>
                          <msub>
                            <mi>r</mi>
                            <mn>1</mn>
                          </msub>
                          <mo stretchy="false">⋅</mo>
                          <mrow>
                            <mo stretchy="false">(</mo>
                            <mrow>
                              <msub>
                                <mi>L</mi>
                                <mrow>
                                  <mn>2</mn>
                                  <mo stretchy="false">σ</mo>
                                </mrow>
                              </msub>
                              <mrow>
                                <mo stretchy="false">(</mo>
                                <mrow>
                                  <mi>t</mi>
                                </mrow>
                                <mo stretchy="false">)</mo>
                              </mrow>
                              <mrow>
                                <mi/>
                                <mo stretchy="false">+</mo>
                                <mi/>
                              </mrow>
                              <msub>
                                <mi>L</mi>
                                <mi>m</mi>
                              </msub>
                            </mrow>
                            <mo stretchy="false">)</mo>
                          </mrow>
                        </mrow>
                      </mrow>
                      <mi>D</mi>
                    </mfrac>
                    <mo stretchy="false">⋅</mo>
                    <mrow>
                      <msub>
                        <mo stretchy="false">Ψ</mo>
                        <mrow>
                          <mo stretchy="false">β</mo>
                          <mi>c</mi>
                        </mrow>
                      </msub>
                      <mrow>
                        <mo stretchy="false">(</mo>
                        <mrow>
                          <mi>t</mi>
                        </mrow>
                        <mo stretchy="false">)</mo>
                      </mrow>
                    </mrow>
                  </mrow>
                  <mrow>
                    <mi/>
                    <mo stretchy="false">+</mo>
                    <mi/>
                  </mrow>
                  <mrow>
                    <mfrac>
                      <mrow>
                        <mrow>
                          <msub>
                            <mi>r</mi>
                            <mn>1</mn>
                          </msub>
                          <mo stretchy="false">⋅</mo>
                          <msub>
                            <mi>L</mi>
                            <mi>m</mi>
                          </msub>
                        </mrow>
                      </mrow>
                      <mi>D</mi>
                    </mfrac>
                    <mo stretchy="false">⋅</mo>
                    <mrow>
                      <msub>
                        <mo stretchy="false">Ψ</mo>
                        <mrow>
                          <mo stretchy="false">β</mo>
                          <mi>p</mi>
                        </mrow>
                      </msub>
                      <mrow>
                        <mo stretchy="false">(</mo>
                        <mrow>
                          <mi>t</mi>
                        </mrow>
                        <mo stretchy="false">)</mo>
                      </mrow>
                    </mrow>
                  </mrow>
                  <mi>,</mi>
                </mrow>
              </mtd>
            </mtr>
            <mtr>
              <mtd>
                <mrow>
                  <mfrac>
                    <mrow>
                      <mi>d</mi>
                      <msub>
                        <mo stretchy="false">Ψ</mo>
                        <mrow>
                          <mo stretchy="false">α</mo>
                          <mi>p</mi>
                        </mrow>
                      </msub>
                      <mrow>
                        <mo stretchy="false">(</mo>
                        <mrow>
                          <mi>t</mi>
                        </mrow>
                        <mo stretchy="false">)</mo>
                      </mrow>
                    </mrow>
                    <mrow>
                      <mi mathvariant="italic">dt</mi>
                    </mrow>
                  </mfrac>
                  <mrow>
                    <mi/>
                    <mo stretchy="false">=</mo>
                    <mrow>
                      <mi/>
                      <mo stretchy="false">−</mo>
                      <mi/>
                    </mrow>
                  </mrow>
                  <mrow>
                    <mfrac>
                      <mrow>
                        <mrow>
                          <msub>
                            <mi>r</mi>
                            <mn>2</mn>
                          </msub>
                          <mo stretchy="false">⋅</mo>
                          <mrow>
                            <mo stretchy="false">(</mo>
                            <mrow>
                              <msub>
                                <mi>L</mi>
                                <mrow>
                                  <mn>1</mn>
                                  <mo stretchy="false">σ</mo>
                                </mrow>
                              </msub>
                              <mrow>
                                <mo stretchy="false">(</mo>
                                <mrow>
                                  <mi>t</mi>
                                </mrow>
                                <mo stretchy="false">)</mo>
                              </mrow>
                              <mrow>
                                <mi/>
                                <mo stretchy="false">+</mo>
                                <mi/>
                              </mrow>
                              <msub>
                                <mi>L</mi>
                                <mi>m</mi>
                              </msub>
                            </mrow>
                            <mo stretchy="false">)</mo>
                          </mrow>
                        </mrow>
                      </mrow>
                      <mi>D</mi>
                    </mfrac>
                    <mo stretchy="false">⋅</mo>
                    <mrow>
                      <msub>
                        <mo stretchy="false">Ψ</mo>
                        <mrow>
                          <mo stretchy="false">α</mo>
                          <mi>p</mi>
                        </mrow>
                      </msub>
                      <mrow>
                        <mo stretchy="false">(</mo>
                        <mrow>
                          <mi>t</mi>
                        </mrow>
                        <mo stretchy="false">)</mo>
                      </mrow>
                    </mrow>
                  </mrow>
                  <mrow>
                    <mi/>
                    <mo stretchy="false">+</mo>
                    <mi/>
                  </mrow>
                  <mrow>
                    <mrow>
                      <mfrac>
                        <mrow>
                          <mrow>
                            <msub>
                              <mi>r</mi>
                              <mn>2</mn>
                            </msub>
                            <mo stretchy="false">⋅</mo>
                            <msub>
                              <mi>L</mi>
                              <mi>m</mi>
                            </msub>
                          </mrow>
                        </mrow>
                        <mi>D</mi>
                      </mfrac>
                      <mo stretchy="false">⋅</mo>
                      <mrow>
                        <msub>
                          <mo stretchy="false">Ψ</mo>
                          <mrow>
                            <mo stretchy="false">α</mo>
                            <mi>c</mi>
                          </mrow>
                        </msub>
                        <mrow>
                          <mo stretchy="false">(</mo>
                          <mrow>
                            <mi>t</mi>
                          </mrow>
                          <mo stretchy="false">)</mo>
                        </mrow>
                      </mrow>
                    </mrow>
                    <mo stretchy="false">−</mo>
                    <mrow>
                      <msub>
                        <mo stretchy="false">ω</mo>
                        <mn>1</mn>
                      </msub>
                      <mo stretchy="false">⋅</mo>
                      <msub>
                        <mo stretchy="false">Ψ</mo>
                        <mrow>
                          <mo stretchy="false">β</mo>
                          <mi>p</mi>
                        </mrow>
                      </msub>
                    </mrow>
                  </mrow>
                  <mrow>
                    <mo stretchy="false">(</mo>
                    <mrow>
                      <mi>t</mi>
                    </mrow>
                    <mo stretchy="false">)</mo>
                  </mrow>
                  <mi>,</mi>
                </mrow>
              </mtd>
            </mtr>
            <mtr>
              <mtd>
                <mrow>
                  <mfrac>
                    <mrow>
                      <mi>d</mi>
                      <msub>
                        <mo stretchy="false">Ψ</mo>
                        <mrow>
                          <mo stretchy="false">β</mo>
                          <mi>p</mi>
                        </mrow>
                      </msub>
                      <mrow>
                        <mo stretchy="false">(</mo>
                        <mrow>
                          <mi>t</mi>
                        </mrow>
                        <mo stretchy="false">)</mo>
                      </mrow>
                    </mrow>
                    <mrow>
                      <mi mathvariant="italic">dt</mi>
                    </mrow>
                  </mfrac>
                  <mrow>
                    <mi/>
                    <mo stretchy="false">=</mo>
                    <mrow>
                      <mi/>
                      <mo stretchy="false">−</mo>
                      <mi/>
                    </mrow>
                  </mrow>
                  <mrow>
                    <mfrac>
                      <mrow>
                        <mrow>
                          <msub>
                            <mi>r</mi>
                            <mn>2</mn>
                          </msub>
                          <mo stretchy="false">⋅</mo>
                          <mrow>
                            <mo stretchy="false">(</mo>
                            <mrow>
                              <msub>
                                <mi>L</mi>
                                <mrow>
                                  <mn>1</mn>
                                  <mo stretchy="false">σ</mo>
                                </mrow>
                              </msub>
                              <mrow>
                                <mo stretchy="false">(</mo>
                                <mrow>
                                  <mi>t</mi>
                                </mrow>
                                <mo stretchy="false">)</mo>
                              </mrow>
                              <mrow>
                                <mi/>
                                <mo stretchy="false">+</mo>
                                <mi/>
                              </mrow>
                              <msub>
                                <mi>L</mi>
                                <mi>m</mi>
                              </msub>
                            </mrow>
                            <mo stretchy="false">)</mo>
                          </mrow>
                        </mrow>
                      </mrow>
                      <mi>D</mi>
                    </mfrac>
                    <mo stretchy="false">⋅</mo>
                    <mrow>
                      <msub>
                        <mo stretchy="false">Ψ</mo>
                        <mrow>
                          <mo stretchy="false">β</mo>
                          <mi>p</mi>
                        </mrow>
                      </msub>
                      <mrow>
                        <mo stretchy="false">(</mo>
                        <mrow>
                          <mi>t</mi>
                        </mrow>
                        <mo stretchy="false">)</mo>
                      </mrow>
                    </mrow>
                  </mrow>
                  <mrow>
                    <mi/>
                    <mo stretchy="false">+</mo>
                    <mi/>
                  </mrow>
                  <mrow>
                    <mrow>
                      <mfrac>
                        <mrow>
                          <mrow>
                            <msub>
                              <mi>r</mi>
                              <mn>2</mn>
                            </msub>
                            <mo stretchy="false">⋅</mo>
                            <msub>
                              <mi>L</mi>
                              <mi>m</mi>
                            </msub>
                          </mrow>
                        </mrow>
                        <mi>D</mi>
                      </mfrac>
                      <mo stretchy="false">⋅</mo>
                      <mrow>
                        <msub>
                          <mo stretchy="false">Ψ</mo>
                          <mrow>
                            <mo stretchy="false">β</mo>
                            <mi>c</mi>
                          </mrow>
                        </msub>
                        <mrow>
                          <mo stretchy="false">(</mo>
                          <mrow>
                            <mi>t</mi>
                          </mrow>
                          <mo stretchy="false">)</mo>
                        </mrow>
                      </mrow>
                    </mrow>
                    <mo stretchy="false">−</mo>
                    <mrow>
                      <msub>
                        <mo stretchy="false">ω</mo>
                        <mn>1</mn>
                      </msub>
                      <mo stretchy="false">⋅</mo>
                      <msub>
                        <mo stretchy="false">Ψ</mo>
                        <mrow>
                          <mo stretchy="false">α</mo>
                          <mi>p</mi>
                        </mrow>
                      </msub>
                    </mrow>
                  </mrow>
                  <mrow>
                    <mo stretchy="false">(</mo>
                    <mrow>
                      <mi>t</mi>
                    </mrow>
                    <mo stretchy="false">)</mo>
                  </mrow>
                  <mi>,</mi>
                </mrow>
              </mtd>
            </mtr>
            <mtr>
              <mtd>
                <mrow>
                  <mfrac>
                    <mrow>
                      <mi>d</mi>
                      <mo stretchy="false">Ω</mo>
                      <mrow>
                        <mo stretchy="false">(</mo>
                        <mrow>
                          <mi>t</mi>
                        </mrow>
                        <mo stretchy="false">)</mo>
                      </mrow>
                    </mrow>
                    <mi mathvariant="italic">dt</mi>
                  </mfrac>
                  <mrow>
                    <mi/>
                    <mo stretchy="false">=</mo>
                    <mi/>
                  </mrow>
                  <mrow>
                    <mfrac>
                      <mrow>
                        <mrow>
                          <msub>
                            <mi>p</mi>
                            <mi>п</mi>
                          </msub>
                          <mo stretchy="false">⋅</mo>
                          <msub>
                            <mi>L</mi>
                            <mi>m</mi>
                          </msub>
                        </mrow>
                      </mrow>
                      <mrow>
                        <mrow>
                          <msub>
                            <mi>J</mi>
                            <mo stretchy="false">Σ</mo>
                          </msub>
                          <mo stretchy="false">⋅</mo>
                          <mi>D</mi>
                        </mrow>
                      </mrow>
                    </mfrac>
                    <mo stretchy="false">⋅</mo>
                    <mfenced open="[" close="]">
                      <mrow>
                        <mrow>
                          <mrow>
                            <msub>
                              <mo stretchy="false">Ψ</mo>
                              <mrow>
                                <mo stretchy="false">β</mo>
                                <mi>c</mi>
                              </mrow>
                            </msub>
                            <mrow>
                              <mo stretchy="false">(</mo>
                              <mrow>
                                <mi>t</mi>
                              </mrow>
                              <mo stretchy="false">)</mo>
                            </mrow>
                          </mrow>
                          <mo stretchy="false">⋅</mo>
                          <mrow>
                            <msub>
                              <mo stretchy="false">Ψ</mo>
                              <mrow>
                                <mo stretchy="false">α</mo>
                                <mi>p</mi>
                              </mrow>
                            </msub>
                            <mrow>
                              <mo stretchy="false">(</mo>
                              <mrow>
                                <mi>t</mi>
                              </mrow>
                              <mo stretchy="false">)</mo>
                            </mrow>
                          </mrow>
                        </mrow>
                        <mrow>
                          <mi/>
                          <mo stretchy="false">−</mo>
                          <mi/>
                        </mrow>
                        <mrow>
                          <mrow>
                            <msub>
                              <mo stretchy="false">Ψ</mo>
                              <mrow>
                                <mo stretchy="false">α</mo>
                                <mi>c</mi>
                              </mrow>
                            </msub>
                            <mrow>
                              <mo stretchy="false">(</mo>
                              <mrow>
                                <mi>t</mi>
                              </mrow>
                              <mo stretchy="false">)</mo>
                            </mrow>
                          </mrow>
                          <mo stretchy="false">⋅</mo>
                          <mrow>
                            <msub>
                              <mo stretchy="false">Ψ</mo>
                              <mrow>
                                <mo stretchy="false">β</mo>
                                <mi>p</mi>
                              </mrow>
                            </msub>
                            <mrow>
                              <mo stretchy="false">(</mo>
                              <mrow>
                                <mi>t</mi>
                              </mrow>
                              <mo stretchy="false">)</mo>
                            </mrow>
                          </mrow>
                        </mrow>
                      </mrow>
                    </mfenced>
                  </mrow>
                  <mrow>
                    <mi/>
                    <mo stretchy="false">−</mo>
                    <mi/>
                  </mrow>
                  <mfrac>
                    <mrow>
                      <msub>
                        <mi>M</mi>
                        <mi mathvariant="italic">возм</mi>
                      </msub>
                      <mrow>
                        <mo stretchy="false">(</mo>
                        <mrow>
                          <mi>t</mi>
                        </mrow>
                        <mo stretchy="false">)</mo>
                      </mrow>
                    </mrow>
                    <mrow>
                      <msub>
                        <mi>J</mi>
                        <mrow>
                          <mo stretchy="false">Σ</mo>
                        </mrow>
                      </msub>
                    </mrow>
                  </mfrac>
                  <mi>,</mi>
                </mrow>
              </mtd>
            </mtr>
            <mtr>
              <mtd>
                <mrow>
                  <mrow>
                    <mfrac>
                      <mrow>
                        <mi>d</mi>
                        <mo stretchy="false">θ</mo>
                        <mrow>
                          <mo stretchy="false">(</mo>
                          <mrow>
                            <mi>t</mi>
                          </mrow>
                          <mo stretchy="false">)</mo>
                        </mrow>
                      </mrow>
                      <mi mathvariant="italic">dt</mi>
                    </mfrac>
                    <mo stretchy="false">=</mo>
                    <mo stretchy="false">Ω</mo>
                  </mrow>
                  <mrow>
                    <mo stretchy="false">(</mo>
                    <mrow>
                      <mi>t</mi>
                    </mrow>
                    <mo stretchy="false">)</mo>
                  </mrow>
                  <mn>.</mn>
                </mrow>
              </mtd>
            </mtr>
          </mtable>
        </mrow>
      </mrow>
    </mrow>
    <annotation encoding="StarMath 5.0">left lbrace stack { 
{d %PSI_{%alpha c} (t)} over {dt} ~=~ U_{%alpha c}(t) ~-~ {r_1 cdot (L_{2 %sigma}(t) ~+~ L_m)} over D cdot {%PSI_{%alpha c} (t)} ~+~ {r_1 cdot L_m} over D cdot {%PSI_{%alpha p} (t)} , #
{d %PSI_{%beta c} (t)} over {dt} ~=~ U_{%beta c}(t) ~-~ {r_1 cdot (L_{2 %sigma}(t) ~+~ L_m)} over D cdot {%PSI_{%beta c} (t)} ~+~ {r_1 cdot L_m} over D cdot {%PSI_{%beta p} (t)} , #
{d %PSI_{%alpha p} (t)} over {dt} ~=~ ~-~ {r_2 cdot (L_{1 %sigma}(t) ~+~ L_m)} over D cdot {%PSI_{%alpha p} (t)} ~+~ {r_2 cdot L_m} over D cdot {%PSI_{%alpha c} (t)} - %omega_1 cdot %PSI_{%beta p}(t), #
{d %PSI_{%beta p} (t)} over {dt} ~=~ ~-~ {r_2 cdot (L_{1 %sigma}(t) ~+~ L_m)} over D cdot {%PSI_{%beta p} (t)} ~+~ {r_2 cdot L_m} over D cdot {%PSI_{%beta c} (t)} - %omega_1 cdot %PSI_{%alpha p}(t), #
{d %OMEGA(t)} over dt ~=~ {p_п cdot L_m} over {J_%SIGMA cdot D} cdot left [ 
{%PSI_{%beta c}(t)} cdot {%PSI_{%alpha p}(t)}
~-~
{%PSI_{%alpha c}(t)} cdot {%PSI_{%beta p}(t)}
right ] ~-~ {M_возм(t)} over {J_{%SIGMA}} ,#
{d %theta (t)} over dt = %OMEGA(t) .
} right none</annotation>
  </semantics>
</math>
</file>

<file path=Object 39/content.xml><?xml version="1.0" encoding="utf-8"?>
<math xmlns="http://www.w3.org/1998/Math/MathML">
  <semantics>
    <mrow>
      <msub>
        <mi>U</mi>
        <mrow>
          <mo stretchy="false">α</mo>
          <mi>c</mi>
        </mrow>
      </msub>
      <mrow>
        <mo stretchy="false">(</mo>
        <mrow>
          <mi>t</mi>
        </mrow>
        <mo stretchy="false">)</mo>
      </mrow>
    </mrow>
    <annotation encoding="StarMath 5.0">U_{%alpha c}(t)</annotation>
  </semantics>
</math>
</file>

<file path=Object 4/content.xml><?xml version="1.0" encoding="utf-8"?>
<math xmlns="http://www.w3.org/1998/Math/MathML">
  <semantics>
    <mrow>
      <msub>
        <mo stretchy="false">Ψ</mo>
        <mrow>
          <mo stretchy="false">α</mo>
          <mi>c</mi>
        </mrow>
      </msub>
      <mrow>
        <mo stretchy="false">(</mo>
        <mrow>
          <mi>t</mi>
        </mrow>
        <mo stretchy="false">)</mo>
      </mrow>
      <mi>,</mi>
      <mi/>
      <msub>
        <mo stretchy="false">Ψ</mo>
        <mrow>
          <mo stretchy="false">β</mo>
          <mi>c</mi>
        </mrow>
      </msub>
      <mrow>
        <mo stretchy="false">(</mo>
        <mrow>
          <mi>t</mi>
        </mrow>
        <mo stretchy="false">)</mo>
      </mrow>
      <mi>,</mi>
      <mi/>
      <msub>
        <mo stretchy="false">Ψ</mo>
        <mrow>
          <mo stretchy="false">α</mo>
          <mi>p</mi>
        </mrow>
      </msub>
      <mrow>
        <mo stretchy="false">(</mo>
        <mrow>
          <mi>t</mi>
        </mrow>
        <mo stretchy="false">)</mo>
      </mrow>
      <mi>,</mi>
      <mi/>
      <msub>
        <mo stretchy="false">Ψ</mo>
        <mrow>
          <mo stretchy="false">β</mo>
          <mi>p</mi>
        </mrow>
      </msub>
      <mrow>
        <mo stretchy="false">(</mo>
        <mrow>
          <mi>t</mi>
        </mrow>
        <mo stretchy="false">)</mo>
      </mrow>
    </mrow>
    <annotation encoding="StarMath 5.0">%PSI_{%alpha c}(t) , ~
%PSI_{%beta c}(t) , ~
%PSI_{%alpha p}(t) , ~
%PSI_{%beta p}(t)</annotation>
  </semantics>
</math>
</file>

<file path=Object 40/content.xml><?xml version="1.0" encoding="utf-8"?>
<math xmlns="http://www.w3.org/1998/Math/MathML">
  <semantics>
    <mrow>
      <msub>
        <mi>U</mi>
        <mrow>
          <mo stretchy="false">β</mo>
          <mi>c</mi>
        </mrow>
      </msub>
      <mrow>
        <mo stretchy="false">(</mo>
        <mrow>
          <mi>t</mi>
        </mrow>
        <mo stretchy="false">)</mo>
      </mrow>
    </mrow>
    <annotation encoding="StarMath 5.0">U_{%beta c}(t)</annotation>
  </semantics>
</math>
</file>

<file path=Object 41/content.xml><?xml version="1.0" encoding="utf-8"?>
<math xmlns="http://www.w3.org/1998/Math/MathML">
  <semantics>
    <mrow>
      <msub>
        <mi>M</mi>
        <mi mathvariant="italic">ex</mi>
      </msub>
      <mrow>
        <mo stretchy="false">(</mo>
        <mrow>
          <mi>t</mi>
        </mrow>
        <mo stretchy="false">)</mo>
      </mrow>
    </mrow>
    <annotation encoding="StarMath 5.0">M_ex(t)</annotation>
  </semantics>
</math>
</file>

<file path=Object 42/content.xml><?xml version="1.0" encoding="utf-8"?>
<math xmlns="http://www.w3.org/1998/Math/MathML">
  <semantics>
    <mrow>
      <mi>q</mi>
      <mrow>
        <mo stretchy="false">(</mo>
        <mrow>
          <mi>t</mi>
        </mrow>
        <mo stretchy="false">)</mo>
      </mrow>
    </mrow>
    <annotation encoding="StarMath 5.0">q(t)</annotation>
  </semantics>
</math>
</file>

<file path=Object 43/content.xml><?xml version="1.0" encoding="utf-8"?>
<math xmlns="http://www.w3.org/1998/Math/MathML">
  <semantics>
    <mrow>
      <mi>q</mi>
      <mi>'</mi>
      <mrow>
        <mo stretchy="false">(</mo>
        <mrow>
          <mi>t</mi>
        </mrow>
        <mo stretchy="false">)</mo>
      </mrow>
    </mrow>
    <annotation encoding="StarMath 5.0">q'(t)</annotation>
  </semantics>
</math>
</file>

<file path=Object 44/content.xml><?xml version="1.0" encoding="utf-8"?>
<math xmlns="http://www.w3.org/1998/Math/MathML">
  <semantics>
    <mrow>
      <msub>
        <mi>T</mi>
        <mi>e</mi>
      </msub>
      <mrow>
        <mo stretchy="false">(</mo>
        <mrow>
          <mi>t</mi>
        </mrow>
        <mo stretchy="false">)</mo>
      </mrow>
    </mrow>
    <annotation encoding="StarMath 5.0">T_e(t)</annotation>
  </semantics>
</math>
</file>

<file path=Object 45/content.xml><?xml version="1.0" encoding="utf-8"?>
<math xmlns="http://www.w3.org/1998/Math/MathML">
  <semantics>
    <mrow>
      <msub>
        <mi>i</mi>
        <mrow>
          <mo stretchy="false">α</mo>
          <mi>c</mi>
        </mrow>
      </msub>
      <mrow>
        <mo stretchy="false">(</mo>
        <mrow>
          <mi>t</mi>
        </mrow>
        <mo stretchy="false">)</mo>
      </mrow>
    </mrow>
    <annotation encoding="StarMath 5.0">i_{%alpha c}(t)</annotation>
  </semantics>
</math>
</file>

<file path=Object 46/content.xml><?xml version="1.0" encoding="utf-8"?>
<math xmlns="http://www.w3.org/1998/Math/MathML">
  <semantics>
    <mrow>
      <msub>
        <mi>i</mi>
        <mrow>
          <mo stretchy="false">β</mo>
          <mi>c</mi>
        </mrow>
      </msub>
      <mrow>
        <mo stretchy="false">(</mo>
        <mrow>
          <mi>t</mi>
        </mrow>
        <mo stretchy="false">)</mo>
      </mrow>
    </mrow>
    <annotation encoding="StarMath 5.0">i_{%beta c}(t)</annotation>
  </semantics>
</math>
</file>

<file path=Object 47/content.xml><?xml version="1.0" encoding="utf-8"?>
<math xmlns="http://www.w3.org/1998/Math/MathML">
  <semantics>
    <mrow>
      <msub>
        <mi>R</mi>
        <mn>1</mn>
      </msub>
    </mrow>
    <annotation encoding="StarMath 5.0">R_1</annotation>
  </semantics>
</math>
</file>

<file path=Object 48/content.xml><?xml version="1.0" encoding="utf-8"?>
<math xmlns="http://www.w3.org/1998/Math/MathML">
  <semantics>
    <mrow>
      <msub>
        <mi>R</mi>
        <mn>2</mn>
      </msub>
    </mrow>
    <annotation encoding="StarMath 5.0">R_2</annotation>
  </semantics>
</math>
</file>

<file path=Object 49/content.xml><?xml version="1.0" encoding="utf-8"?>
<math xmlns="http://www.w3.org/1998/Math/MathML">
  <semantics>
    <mrow>
      <msub>
        <mi>L</mi>
        <mn>1</mn>
      </msub>
    </mrow>
    <annotation encoding="StarMath 5.0">L_1</annotation>
  </semantics>
</math>
</file>

<file path=Object 5/content.xml><?xml version="1.0" encoding="utf-8"?>
<math xmlns="http://www.w3.org/1998/Math/MathML">
  <semantics>
    <mrow>
      <mo stretchy="false">α</mo>
    </mrow>
    <annotation encoding="StarMath 5.0">%alpha</annotation>
  </semantics>
</math>
</file>

<file path=Object 50/content.xml><?xml version="1.0" encoding="utf-8"?>
<math xmlns="http://www.w3.org/1998/Math/MathML">
  <semantics>
    <mrow>
      <msub>
        <mi>L</mi>
        <mn>2</mn>
      </msub>
    </mrow>
    <annotation encoding="StarMath 5.0">L_2</annotation>
  </semantics>
</math>
</file>

<file path=Object 51/content.xml><?xml version="1.0" encoding="utf-8"?>
<math xmlns="http://www.w3.org/1998/Math/MathML">
  <semantics>
    <mrow>
      <msub>
        <mi>L</mi>
        <mi>m</mi>
      </msub>
    </mrow>
    <annotation encoding="StarMath 5.0">L_m</annotation>
  </semantics>
</math>
</file>

<file path=Object 52/content.xml><?xml version="1.0" encoding="utf-8"?>
<math xmlns="http://www.w3.org/1998/Math/MathML">
  <semantics>
    <mrow>
      <msub>
        <mi>J</mi>
        <mrow>
          <mo stretchy="false">Σ</mo>
        </mrow>
      </msub>
    </mrow>
    <annotation encoding="StarMath 5.0">J_{%SIGMA}</annotation>
  </semantics>
</math>
</file>

<file path=Object 53/content.xml><?xml version="1.0" encoding="utf-8"?>
<math xmlns="http://www.w3.org/1998/Math/MathML">
  <semantics>
    <mrow>
      <msub>
        <mi>p</mi>
        <mi>п</mi>
      </msub>
    </mrow>
    <annotation encoding="StarMath 5.0">p_п</annotation>
  </semantics>
</math>
</file>

<file path=Object 54/content.xml><?xml version="1.0" encoding="utf-8"?>
<math xmlns="http://www.w3.org/1998/Math/MathML">
  <semantics>
    <mrow>
      <msub>
        <mi>p</mi>
        <mi>f</mi>
      </msub>
    </mrow>
    <annotation encoding="StarMath 5.0">p_f</annotation>
  </semantics>
</math>
</file>

<file path=Object 55/content.xml><?xml version="1.0" encoding="utf-8"?>
<math xmlns="http://www.w3.org/1998/Math/MathML">
  <semantics>
    <mrow>
      <mi>q</mi>
      <mrow>
        <mo stretchy="false">(</mo>
        <mrow>
          <mn>0</mn>
        </mrow>
        <mo stretchy="false">)</mo>
      </mrow>
    </mrow>
    <annotation encoding="StarMath 5.0">q(0)</annotation>
  </semantics>
</math>
</file>

<file path=Object 56/content.xml><?xml version="1.0" encoding="utf-8"?>
<math xmlns="http://www.w3.org/1998/Math/MathML">
  <semantics>
    <mrow>
      <mi>q</mi>
      <mi>'</mi>
      <mrow>
        <mo stretchy="false">(</mo>
        <mrow>
          <mn>0</mn>
        </mrow>
        <mo stretchy="false">)</mo>
      </mrow>
    </mrow>
    <annotation encoding="StarMath 5.0">q'(0)</annotation>
  </semantics>
</math>
</file>

<file path=Object 6/content.xml><?xml version="1.0" encoding="utf-8"?>
<math xmlns="http://www.w3.org/1998/Math/MathML">
  <semantics>
    <mrow>
      <mo stretchy="false">β</mo>
    </mrow>
    <annotation encoding="StarMath 5.0">%beta</annotation>
  </semantics>
</math>
</file>

<file path=Object 7/content.xml><?xml version="1.0" encoding="utf-8"?>
<math xmlns="http://www.w3.org/1998/Math/MathML">
  <semantics>
    <mrow>
      <mrow>
        <mo stretchy="true">{</mo>
        <mrow>
          <mtable>
            <mtr>
              <mtd>
                <mrow>
                  <mrow>
                    <mrow>
                      <msub>
                        <mi>e</mi>
                        <mrow>
                          <mo stretchy="false">β</mo>
                          <mi>p</mi>
                        </mrow>
                      </msub>
                      <mo stretchy="false">=</mo>
                      <mrow>
                        <mrow>
                          <msub>
                            <mo stretchy="false">Ω</mo>
                            <mn>1</mn>
                          </msub>
                          <mo stretchy="false">⋅</mo>
                          <msub>
                            <mi>p</mi>
                            <mi>п</mi>
                          </msub>
                        </mrow>
                        <mo stretchy="false">⋅</mo>
                        <msub>
                          <mo stretchy="false">Ψ</mo>
                          <mrow>
                            <mo stretchy="false">α</mo>
                            <mi>p</mi>
                          </mrow>
                        </msub>
                      </mrow>
                    </mrow>
                    <mo stretchy="false">=</mo>
                    <mrow>
                      <msub>
                        <mo stretchy="false">ω</mo>
                        <mn>1</mn>
                      </msub>
                      <mo stretchy="false">⋅</mo>
                      <msub>
                        <mo stretchy="false">Ψ</mo>
                        <mrow>
                          <mo stretchy="false">α</mo>
                          <mi>p</mi>
                        </mrow>
                      </msub>
                    </mrow>
                  </mrow>
                  <mi>,</mi>
                </mrow>
              </mtd>
            </mtr>
            <mtr>
              <mtd>
                <mrow>
                  <mrow>
                    <mrow>
                      <msub>
                        <mi>e</mi>
                        <mrow>
                          <mo stretchy="false">α</mo>
                          <mi>p</mi>
                        </mrow>
                      </msub>
                      <mo stretchy="false">=</mo>
                      <mrow>
                        <mrow>
                          <mrow>
                            <mo stretchy="false">−</mo>
                            <msub>
                              <mo stretchy="false">Ω</mo>
                              <mn>1</mn>
                            </msub>
                          </mrow>
                          <mo stretchy="false">⋅</mo>
                          <msub>
                            <mi>p</mi>
                            <mi>п</mi>
                          </msub>
                        </mrow>
                        <mo stretchy="false">⋅</mo>
                        <msub>
                          <mo stretchy="false">Ψ</mo>
                          <mrow>
                            <mo stretchy="false">β</mo>
                            <mi>p</mi>
                          </mrow>
                        </msub>
                      </mrow>
                    </mrow>
                    <mo stretchy="false">=</mo>
                    <mrow>
                      <mrow>
                        <mo stretchy="false">−</mo>
                        <msub>
                          <mo stretchy="false">ω</mo>
                          <mn>1</mn>
                        </msub>
                      </mrow>
                      <mo stretchy="false">⋅</mo>
                      <msub>
                        <mo stretchy="false">Ψ</mo>
                        <mrow>
                          <mo stretchy="false">β</mo>
                          <mi>p</mi>
                        </mrow>
                      </msub>
                    </mrow>
                  </mrow>
                  <mi>;</mi>
                </mrow>
              </mtd>
            </mtr>
          </mtable>
        </mrow>
      </mrow>
    </mrow>
    <annotation encoding="StarMath 5.0">left lbrace stack { 
e_{%beta p} =%OMEGA_1 cdot p_п cdot %PSI_{%alpha p} = %omega_1 cdot %PSI_{%alpha p} , #
e_{%alpha p}=-%OMEGA_1 cdot p_п cdot %PSI_{%beta p} = - %omega_1 cdot %PSI_{%beta p} ;
} right none</annotation>
  </semantics>
</math>
</file>

<file path=Object 8/content.xml><?xml version="1.0" encoding="utf-8"?>
<math xmlns="http://www.w3.org/1998/Math/MathML">
  <semantics>
    <mrow>
      <msub>
        <mo stretchy="false">Ω</mo>
        <mn>1</mn>
      </msub>
    </mrow>
    <annotation encoding="StarMath 5.0">%OMEGA_1</annotation>
  </semantics>
</math>
</file>

<file path=Object 9/content.xml><?xml version="1.0" encoding="utf-8"?>
<math xmlns="http://www.w3.org/1998/Math/MathML">
  <semantics>
    <mrow>
      <msub>
        <mi>p</mi>
        <mi>п</mi>
      </msub>
    </mrow>
    <annotation encoding="StarMath 5.0">p_п</annotation>
  </semantics>
</math>
</file>